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5">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68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68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68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7">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464646" style:text-line-through-type="none" style:text-line-through-style="none" style:text-line-through-width="auto" style:text-line-through-color="font-color" style:text-position="0% 100%" fo:font-family="Lucida Sans Unicode" fo:font-size="0.51389in" style:font-size-asian="0.51389in" style:font-size-complex="0.51389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464646" style:text-line-through-type="none" style:text-line-through-style="none" style:text-line-through-width="auto" style:text-line-through-color="font-color" style:text-position="0% 100%" fo:font-family="Lucida Sans Unicode" fo:font-size="0.51389in" style:font-size-asian="0.51389in" style:font-size-complex="0.51389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GB"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68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2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3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2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6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2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6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7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3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7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5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2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7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6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2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6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2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4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1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9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4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82">
      <text:list-level-style-number text:level="1" style:num-format="1" style:num-suffix=".">
        <style:list-level-properties text:space-before="0.12in" text:min-label-width="0.5625in"/>
        <style:text-properties fo:color="#2da2bf" fo:font-family="Lucida Sans Unicode" fo:font-size="68%"/>
      </text:list-level-style-number>
      <text:list-level-style-number text:level="2" style:num-format="1" style:num-suffix=".">
        <style:list-level-properties text:space-before="0.4in" text:min-label-width="0.5625in"/>
        <style:text-properties fo:color="#2da2bf" fo:font-family="Lucida Sans Unicode" fo:font-size="68%"/>
      </text:list-level-style-number>
      <text:list-level-style-number text:level="3" style:num-format="1" style:num-suffix=".">
        <style:list-level-properties text:space-before="0.66in" text:min-label-width="0.5625in"/>
        <style:text-properties fo:color="#2da2bf" fo:font-family="Lucida Sans Unicode" fo:font-size="68%"/>
      </text:list-level-style-number>
      <text:list-level-style-number text:level="4" style:num-format="1" style:num-suffix=".">
        <style:list-level-properties text:space-before="0.97in" text:min-label-width="0.5625in"/>
        <style:text-properties fo:color="#2da2bf" fo:font-family="Lucida Sans Unicode" fo:font-size="68%"/>
      </text:list-level-style-number>
      <text:list-level-style-number text:level="5" style:num-format="1" style:num-suffix=".">
        <style:list-level-properties text:space-before="1.22in" text:min-label-width="0.5625in"/>
        <style:text-properties fo:color="#2da2bf" fo:font-family="Lucida Sans Unicode" fo:font-size="68%"/>
      </text:list-level-style-number>
      <text:list-level-style-number text:level="6" style:num-format="1" style:num-suffix=".">
        <style:list-level-properties text:space-before="1.47in" text:min-label-width="0.5625in"/>
        <style:text-properties fo:color="#2da2bf" fo:font-family="Lucida Sans Unicode" fo:font-size="68%"/>
      </text:list-level-style-number>
      <text:list-level-style-number text:level="7" style:num-format="1" style:num-suffix=".">
        <style:list-level-properties text:space-before="1.72in" text:min-label-width="0.5625in"/>
        <style:text-properties fo:color="#2da2bf" fo:font-family="Lucida Sans Unicode" fo:font-size="68%"/>
      </text:list-level-style-number>
      <text:list-level-style-number text:level="8" style:num-format="1" style:num-suffix=".">
        <style:list-level-properties text:space-before="1.97in" text:min-label-width="0.5625in"/>
        <style:text-properties fo:color="#2da2bf" fo:font-family="Lucida Sans Unicode" fo:font-size="68%"/>
      </text:list-level-style-number>
      <text:list-level-style-number text:level="9" style:num-format="1" style:num-suffix=".">
        <style:list-level-properties text:space-before="2.22in" text:min-label-width="0.5625in"/>
        <style:text-properties fo:color="#2da2bf" fo:font-family="Lucida Sans Unicode" fo:font-size="68%"/>
      </text:list-level-style-number>
    </text:list-style>
    <text:list-style style:name="a65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4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85">
      <text:list-level-style-number text:level="1" style:num-format="1" style:num-suffix=".">
        <style:list-level-properties text:space-before="0.12in" text:min-label-width="0.5625in"/>
        <style:text-properties fo:color="#2da2bf" fo:font-family="Lucida Sans Unicode" fo:font-size="68%"/>
      </text:list-level-style-number>
      <text:list-level-style-number text:level="2" style:num-format="1" style:num-suffix=".">
        <style:list-level-properties text:space-before="0.4in" text:min-label-width="0.5625in"/>
        <style:text-properties fo:color="#2da2bf" fo:font-family="Lucida Sans Unicode" fo:font-size="68%"/>
      </text:list-level-style-number>
      <text:list-level-style-number text:level="3" style:num-format="1" style:num-suffix=".">
        <style:list-level-properties text:space-before="0.66in" text:min-label-width="0.5625in"/>
        <style:text-properties fo:color="#2da2bf" fo:font-family="Lucida Sans Unicode" fo:font-size="68%"/>
      </text:list-level-style-number>
      <text:list-level-style-number text:level="4" style:num-format="1" style:num-suffix=".">
        <style:list-level-properties text:space-before="0.97in" text:min-label-width="0.5625in"/>
        <style:text-properties fo:color="#2da2bf" fo:font-family="Lucida Sans Unicode" fo:font-size="68%"/>
      </text:list-level-style-number>
      <text:list-level-style-number text:level="5" style:num-format="1" style:num-suffix=".">
        <style:list-level-properties text:space-before="1.22in" text:min-label-width="0.5625in"/>
        <style:text-properties fo:color="#2da2bf" fo:font-family="Lucida Sans Unicode" fo:font-size="68%"/>
      </text:list-level-style-number>
      <text:list-level-style-number text:level="6" style:num-format="1" style:num-suffix=".">
        <style:list-level-properties text:space-before="1.47in" text:min-label-width="0.5625in"/>
        <style:text-properties fo:color="#2da2bf" fo:font-family="Lucida Sans Unicode" fo:font-size="68%"/>
      </text:list-level-style-number>
      <text:list-level-style-number text:level="7" style:num-format="1" style:num-suffix=".">
        <style:list-level-properties text:space-before="1.72in" text:min-label-width="0.5625in"/>
        <style:text-properties fo:color="#2da2bf" fo:font-family="Lucida Sans Unicode" fo:font-size="68%"/>
      </text:list-level-style-number>
      <text:list-level-style-number text:level="8" style:num-format="1" style:num-suffix=".">
        <style:list-level-properties text:space-before="1.97in" text:min-label-width="0.5625in"/>
        <style:text-properties fo:color="#2da2bf" fo:font-family="Lucida Sans Unicode" fo:font-size="68%"/>
      </text:list-level-style-number>
      <text:list-level-style-number text:level="9" style:num-format="1" style:num-suffix=".">
        <style:list-level-properties text:space-before="2.22in" text:min-label-width="0.5625in"/>
        <style:text-properties fo:color="#2da2bf" fo:font-family="Lucida Sans Unicode" fo:font-size="68%"/>
      </text:list-level-style-number>
    </text:list-style>
    <text:list-style style:name="a65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1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5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3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89">
      <text:list-level-style-number text:level="1" style:num-format="1" style:num-suffix=".">
        <style:list-level-properties text:space-before="0.12in" text:min-label-width="0.5625in"/>
        <style:text-properties fo:color="#2da2bf" fo:font-family="Lucida Sans Unicode" fo:font-size="68%"/>
      </text:list-level-style-number>
      <text:list-level-style-number text:level="2" style:num-format="1" style:num-suffix=".">
        <style:list-level-properties text:space-before="0.4in" text:min-label-width="0.5625in"/>
        <style:text-properties fo:color="#2da2bf" fo:font-family="Lucida Sans Unicode" fo:font-size="68%"/>
      </text:list-level-style-number>
      <text:list-level-style-number text:level="3" style:num-format="1" style:num-suffix=".">
        <style:list-level-properties text:space-before="0.66in" text:min-label-width="0.5625in"/>
        <style:text-properties fo:color="#2da2bf" fo:font-family="Lucida Sans Unicode" fo:font-size="68%"/>
      </text:list-level-style-number>
      <text:list-level-style-number text:level="4" style:num-format="1" style:num-suffix=".">
        <style:list-level-properties text:space-before="0.97in" text:min-label-width="0.5625in"/>
        <style:text-properties fo:color="#2da2bf" fo:font-family="Lucida Sans Unicode" fo:font-size="68%"/>
      </text:list-level-style-number>
      <text:list-level-style-number text:level="5" style:num-format="1" style:num-suffix=".">
        <style:list-level-properties text:space-before="1.22in" text:min-label-width="0.5625in"/>
        <style:text-properties fo:color="#2da2bf" fo:font-family="Lucida Sans Unicode" fo:font-size="68%"/>
      </text:list-level-style-number>
      <text:list-level-style-number text:level="6" style:num-format="1" style:num-suffix=".">
        <style:list-level-properties text:space-before="1.47in" text:min-label-width="0.5625in"/>
        <style:text-properties fo:color="#2da2bf" fo:font-family="Lucida Sans Unicode" fo:font-size="68%"/>
      </text:list-level-style-number>
      <text:list-level-style-number text:level="7" style:num-format="1" style:num-suffix=".">
        <style:list-level-properties text:space-before="1.72in" text:min-label-width="0.5625in"/>
        <style:text-properties fo:color="#2da2bf" fo:font-family="Lucida Sans Unicode" fo:font-size="68%"/>
      </text:list-level-style-number>
      <text:list-level-style-number text:level="8" style:num-format="1" style:num-suffix=".">
        <style:list-level-properties text:space-before="1.97in" text:min-label-width="0.5625in"/>
        <style:text-properties fo:color="#2da2bf" fo:font-family="Lucida Sans Unicode" fo:font-size="68%"/>
      </text:list-level-style-number>
      <text:list-level-style-number text:level="9" style:num-format="1" style:num-suffix=".">
        <style:list-level-properties text:space-before="2.22in" text:min-label-width="0.5625in"/>
        <style:text-properties fo:color="#2da2bf" fo:font-family="Lucida Sans Unicode" fo:font-size="68%"/>
      </text:list-level-style-number>
    </text:list-style>
    <text:list-style style:name="a60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0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76">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1.47in"/>
      </text:list-level-style-number>
      <text:list-level-style-number text:level="7" style:num-format="">
        <style:list-level-properties text:space-before="1.72in"/>
      </text:list-level-style-number>
      <text:list-level-style-number text:level="8" style:num-format="">
        <style:list-level-properties text:space-before="1.97in"/>
      </text:list-level-style-number>
      <text:list-level-style-number text:level="9" style:num-format="">
        <style:list-level-properties text:space-before="2.22in"/>
      </text:list-level-style-number>
    </text:list-style>
    <text:list-style style:name="a68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64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2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579">
      <text:list-level-style-number text:level="1" style:num-format="1" style:num-suffix=".">
        <style:list-level-properties text:space-before="0.12in" text:min-label-width="0.5625in"/>
        <style:text-properties fo:color="#2da2bf" fo:font-family="Lucida Sans Unicode" fo:font-size="68%"/>
      </text:list-level-style-number>
      <text:list-level-style-number text:level="2" style:num-format="1" style:num-suffix=".">
        <style:list-level-properties text:space-before="0.4in" text:min-label-width="0.5625in"/>
        <style:text-properties fo:color="#2da2bf" fo:font-family="Lucida Sans Unicode" fo:font-size="68%"/>
      </text:list-level-style-number>
      <text:list-level-style-number text:level="3" style:num-format="1" style:num-suffix=".">
        <style:list-level-properties text:space-before="0.66in" text:min-label-width="0.5625in"/>
        <style:text-properties fo:color="#2da2bf" fo:font-family="Lucida Sans Unicode" fo:font-size="68%"/>
      </text:list-level-style-number>
      <text:list-level-style-number text:level="4" style:num-format="1" style:num-suffix=".">
        <style:list-level-properties text:space-before="0.97in" text:min-label-width="0.5625in"/>
        <style:text-properties fo:color="#2da2bf" fo:font-family="Lucida Sans Unicode" fo:font-size="68%"/>
      </text:list-level-style-number>
      <text:list-level-style-number text:level="5" style:num-format="1" style:num-suffix=".">
        <style:list-level-properties text:space-before="1.22in" text:min-label-width="0.5625in"/>
        <style:text-properties fo:color="#2da2bf" fo:font-family="Lucida Sans Unicode" fo:font-size="68%"/>
      </text:list-level-style-number>
      <text:list-level-style-number text:level="6" style:num-format="1" style:num-suffix=".">
        <style:list-level-properties text:space-before="1.47in" text:min-label-width="0.5625in"/>
        <style:text-properties fo:color="#2da2bf" fo:font-family="Lucida Sans Unicode" fo:font-size="68%"/>
      </text:list-level-style-number>
      <text:list-level-style-number text:level="7" style:num-format="1" style:num-suffix=".">
        <style:list-level-properties text:space-before="1.72in" text:min-label-width="0.5625in"/>
        <style:text-properties fo:color="#2da2bf" fo:font-family="Lucida Sans Unicode" fo:font-size="68%"/>
      </text:list-level-style-number>
      <text:list-level-style-number text:level="8" style:num-format="1" style:num-suffix=".">
        <style:list-level-properties text:space-before="1.97in" text:min-label-width="0.5625in"/>
        <style:text-properties fo:color="#2da2bf" fo:font-family="Lucida Sans Unicode" fo:font-size="68%"/>
      </text:list-level-style-number>
      <text:list-level-style-number text:level="9" style:num-format="1" style:num-suffix=".">
        <style:list-level-properties text:space-before="2.22in" text:min-label-width="0.5625in"/>
        <style:text-properties fo:color="#2da2bf" fo:font-family="Lucida Sans Unicode" fo:font-size="68%"/>
      </text:list-level-style-number>
    </text:list-style>
    <text:list-style style:name="a64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office:automatic-styles>
  <office:body>
    <office:presentation>
      <draw:page draw:name="Slide1" draw:style-name="a517" draw:master-page-name="Master1-Layout2-obj-Title-and-Content" presentation:presentation-page-layout-name="Master1-PPL2" draw:id="Slide-256">
        <draw:frame draw:id="id109" presentation:style-name="a533" draw:name="Content Placeholder 3" svg:x="0.5in" svg:y="1.62in" svg:width="9in" svg:height="4.94965in" presentation:class="outline" presentation:placeholder="false">
          <draw:text-box>
            <text:list text:style-name="a520">
              <text:list-item>
                <text:p text:style-name="a519" text:class-names="" text:cond-style-name=""><text:span text:style-name="a518" text:class-names="">Components</text:span></text:p>
              </text:list-item>
            </text:list>
            <text:list text:style-name="a523">
              <text:list-item>
                <text:p text:style-name="a522" text:class-names="" text:cond-style-name=""><text:span text:style-name="a521" text:class-names="">Ideas</text:span></text:p>
              </text:list-item>
            </text:list>
            <text:list text:style-name="a526">
              <text:list-item>
                <text:p text:style-name="a525" text:class-names="" text:cond-style-name=""><text:span text:style-name="a524" text:class-names="">Difficulties</text:span></text:p>
              </text:list-item>
            </text:list>
            <text:list text:style-name="a529">
              <text:list-item>
                <text:p text:style-name="a528" text:class-names="" text:cond-style-name=""><text:span text:style-name="a527" text:class-names="">Combining the pieces<text:s text:c="1"/></text:span></text:p>
              </text:list-item>
            </text:list>
            <text:list text:style-name="a532">
              <text:list-item>
                <text:p text:style-name="a531" text:class-names="" text:cond-style-name=""><text:span text:style-name="a530" text:class-names="">Conclusion</text:span></text:p>
              </text:list-item>
            </text:list>
          </draw:text-box>
          <svg:title/>
          <svg:desc/>
        </draw:frame>
        <draw:frame draw:id="id110" presentation:style-name="a537" draw:name="Title 1" svg:x="0.5in" svg:y="0.30035in" svg:width="9in" svg:height="1.25in" presentation:class="title" presentation:placeholder="false">
          <draw:text-box>
            <text:p text:style-name="a536" text:class-names="" text:cond-style-name=""><text:span text:style-name="a534" text:class-names="">Raspberry Pi<text:line-break/>&amp; Myo<text:s text:c="1"/></text:span><text:span text:style-name="a535" text:class-names=""/></text:p>
          </draw:text-box>
          <svg:title/>
          <svg:desc/>
        </draw:frame>
      </draw:page>
      <draw:page draw:name="Slide2" draw:style-name="a538" draw:master-page-name="Master1-Layout2-obj-Title-and-Content" presentation:presentation-page-layout-name="Master1-PPL2" draw:id="Slide-257">
        <draw:frame draw:id="id111" presentation:style-name="a552" draw:name="Content Placeholder 1" svg:x="0.5in" svg:y="1.62in" svg:width="9in" svg:height="4.94965in" presentation:class="outline" presentation:placeholder="false">
          <draw:text-box>
            <text:list text:style-name="a541">
              <text:list-item>
                <text:p text:style-name="a540" text:class-names="" text:cond-style-name=""><text:span text:style-name="a539" text:class-names="">Myo Armband</text:span></text:p>
              </text:list-item>
            </text:list>
            <text:list text:style-name="a544">
              <text:list-item>
                <text:p text:style-name="a543" text:class-names="" text:cond-style-name=""><text:span text:style-name="a542" text:class-names="">Raspberry Pi</text:span></text:p>
              </text:list-item>
            </text:list>
            <text:list text:style-name="a547">
              <text:list-item>
                <text:p text:style-name="a546" text:class-names="" text:cond-style-name=""><text:span text:style-name="a545" text:class-names="">Camera add-on</text:span></text:p>
              </text:list-item>
            </text:list>
            <text:list text:style-name="a551">
              <text:list-item>
                <text:p text:style-name="a550" text:class-names="" text:cond-style-name=""><text:span text:style-name="a548" text:class-names="">LED light attachments</text:span><text:span text:style-name="a549" text:class-names=""/></text:p>
              </text:list-item>
            </text:list>
          </draw:text-box>
          <svg:title/>
          <svg:desc/>
        </draw:frame>
        <draw:frame draw:id="id112" presentation:style-name="a556" draw:name="Title 2" svg:x="0.5in" svg:y="0.30035in" svg:width="9in" svg:height="1.25in" presentation:class="title" presentation:placeholder="false">
          <draw:text-box>
            <text:p text:style-name="a555" text:class-names="" text:cond-style-name=""><text:span text:style-name="a553" text:class-names="">Components:</text:span><text:span text:style-name="a554" text:class-names=""/></text:p>
          </draw:text-box>
          <svg:title/>
          <svg:desc/>
        </draw:frame>
      </draw:page>
      <draw:page draw:name="Slide3" draw:style-name="a557" draw:master-page-name="Master1-Layout2-obj-Title-and-Content" presentation:presentation-page-layout-name="Master1-PPL2" draw:id="Slide-258">
        <draw:frame draw:id="id113" presentation:style-name="a568" draw:name="Content Placeholder 1" svg:x="0.5in" svg:y="1.62in" svg:width="9in" svg:height="4.94965in" presentation:class="outline" presentation:placeholder="false">
          <draw:text-box>
            <text:list text:style-name="a560">
              <text:list-item>
                <text:p text:style-name="a559" text:class-names="" text:cond-style-name=""><text:span text:style-name="a558" text:class-names="">combine the use of motion capture with the use of the Myo armband in combination with the very versatile and expandable raspberry pi.<text:s text:c="1"/></text:span></text:p>
              </text:list-item>
            </text:list>
            <text:list text:style-name="a563">
              <text:list-item>
                <text:p text:style-name="a562" text:class-names="" text:cond-style-name=""><text:span text:style-name="a561" text:class-names="">Give device wheels and use motion capture to control the movement.<text:s text:c="1"/></text:span></text:p>
              </text:list-item>
            </text:list>
            <text:list text:style-name="a567">
              <text:list-item>
                <text:p text:style-name="a566" text:class-names="" text:cond-style-name=""><text:span text:style-name="a564" text:class-names="">Funding was the issue here so we made do with substituting each wheel with an LED light. If we get each to light independently it would simulate that we could control each wheel with the same method.</text:span><text:span text:style-name="a565" text:class-names=""/></text:p>
              </text:list-item>
            </text:list>
          </draw:text-box>
          <svg:title/>
          <svg:desc/>
        </draw:frame>
        <draw:frame draw:id="id114" presentation:style-name="a572" draw:name="Title 2" svg:x="0.5in" svg:y="0.30035in" svg:width="9in" svg:height="1.25in" presentation:class="title" presentation:placeholder="false">
          <draw:text-box>
            <text:p text:style-name="a571" text:class-names="" text:cond-style-name=""><text:span text:style-name="a569" text:class-names="">Ideas:</text:span><text:span text:style-name="a570" text:class-names=""/></text:p>
          </draw:text-box>
          <svg:title/>
          <svg:desc/>
        </draw:frame>
      </draw:page>
      <draw:page draw:name="Slide4" draw:style-name="a573" draw:master-page-name="Master1-Layout2-obj-Title-and-Content" presentation:presentation-page-layout-name="Master1-PPL2" draw:id="Slide-259">
        <draw:frame draw:id="id115" presentation:style-name="a590" draw:name="Content Placeholder 1" svg:x="0.5in" svg:y="1.62in" svg:width="9in" svg:height="4.94965in" presentation:class="outline" presentation:placeholder="false">
          <draw:text-box>
            <text:list text:style-name="a576">
              <text:list-item>
                <text:p text:style-name="a575" text:class-names="" text:cond-style-name=""><text:span text:style-name="a574" text:class-names="">The raspberry pi has so many add-ons that we agreed if we got the core functions working with the LED lights we could use many features such as:</text:span></text:p>
              </text:list-item>
            </text:list>
            <text:list text:style-name="a579">
              <text:list-item>
                <text:p text:style-name="a578" text:class-names="" text:cond-style-name=""><text:span text:style-name="a577" text:class-names="">Camera</text:span></text:p>
              </text:list-item>
            </text:list>
            <text:list text:style-name="a582">
              <text:list-item>
                <text:p text:style-name="a581" text:class-names="" text:cond-style-name=""><text:span text:style-name="a580" text:class-names="">Wheels</text:span></text:p>
              </text:list-item>
            </text:list>
            <text:list text:style-name="a585">
              <text:list-item>
                <text:p text:style-name="a584" text:class-names="" text:cond-style-name=""><text:span text:style-name="a583" text:class-names="">Alarm System</text:span></text:p>
              </text:list-item>
            </text:list>
            <text:list text:style-name="a589">
              <text:list-item>
                <text:p text:style-name="a588" text:class-names="" text:cond-style-name=""><text:span text:style-name="a586" text:class-names="">Mini Television etc.<text:s text:c="1"/></text:span><text:span text:style-name="a587" text:class-names=""/></text:p>
              </text:list-item>
            </text:list>
          </draw:text-box>
          <svg:title/>
          <svg:desc/>
        </draw:frame>
        <draw:frame draw:id="id116" presentation:style-name="a594" draw:name="Title 2" svg:x="0.5in" svg:y="0.30035in" svg:width="9in" svg:height="1.25in" presentation:class="title" presentation:placeholder="false">
          <draw:text-box>
            <text:p text:style-name="a593" text:class-names="" text:cond-style-name=""><text:span text:style-name="a591" text:class-names="">Ideas</text:span><text:span text:style-name="a592" text:class-names=""/></text:p>
          </draw:text-box>
          <svg:title/>
          <svg:desc/>
        </draw:frame>
      </draw:page>
      <draw:page draw:name="Slide5" draw:style-name="a595" draw:master-page-name="Master1-Layout2-obj-Title-and-Content" presentation:presentation-page-layout-name="Master1-PPL2" draw:id="Slide-260">
        <draw:frame draw:id="id117" presentation:style-name="a611" draw:name="Content Placeholder 1" svg:x="0.5in" svg:y="1.62in" svg:width="9in" svg:height="4.94965in" presentation:class="outline" presentation:placeholder="false">
          <draw:text-box>
            <text:list text:style-name="a598">
              <text:list-item>
                <text:p text:style-name="a597" text:class-names="" text:cond-style-name=""><text:span text:style-name="a596" text:class-names="">Raspberry pi couldn’t stay connected with the Myo:<text:line-break/><text:s text:c="1"/></text:span></text:p>
              </text:list-item>
            </text:list>
            <text:list text:style-name="a602">
              <text:list-item>
                <text:p text:style-name="a601" text:class-names="" text:cond-style-name=""><text:span text:style-name="a599" text:class-names=""><text:s text:c="1"/></text:span><text:span text:style-name="a600" text:class-names="">Myo4Linux library</text:span></text:p>
              </text:list-item>
            </text:list>
            <text:list text:style-name="a605">
              <text:list-item>
                <text:p text:style-name="a604" text:class-names="" text:cond-style-name=""><text:span text:style-name="a603" text:class-names=""/></text:p>
              </text:list-item>
            </text:list>
            <text:list text:style-name="a610">
              <text:list-item>
                <text:p text:style-name="a609" text:class-names="" text:cond-style-name=""><text:span text:style-name="a606" text:class-names=""><text:s text:c="1"/></text:span><text:span text:style-name="a607" text:class-names="">PyoConnect</text:span><text:span text:style-name="a608" text:class-names=""/></text:p>
              </text:list-item>
            </text:list>
          </draw:text-box>
          <svg:title/>
          <svg:desc/>
        </draw:frame>
        <draw:frame draw:id="id118" presentation:style-name="a615" draw:name="Title 2" svg:x="0.5in" svg:y="0.30035in" svg:width="9in" svg:height="1.25in" presentation:class="title" presentation:placeholder="false">
          <draw:text-box>
            <text:p text:style-name="a614" text:class-names="" text:cond-style-name=""><text:span text:style-name="a612" text:class-names="">Difficulties</text:span><text:span text:style-name="a613" text:class-names=""/></text:p>
          </draw:text-box>
          <svg:title/>
          <svg:desc/>
        </draw:frame>
      </draw:page>
      <draw:page draw:name="Slide6" draw:style-name="a616" draw:master-page-name="Master1-Layout2-obj-Title-and-Content" presentation:presentation-page-layout-name="Master1-PPL2" draw:id="Slide-261">
        <draw:frame draw:id="id119" presentation:style-name="a637" draw:name="Content Placeholder 1" svg:x="0.5in" svg:y="1.62in" svg:width="9in" svg:height="4.94965in" presentation:class="outline" presentation:placeholder="false">
          <draw:text-box>
            <text:list text:style-name="a619">
              <text:list-item>
                <text:p text:style-name="a618" text:class-names="" text:cond-style-name=""><text:span text:style-name="a617" text:class-names="">Myo connected to our laptops but not RP</text:span></text:p>
              </text:list-item>
            </text:list>
            <text:list text:style-name="a622">
              <text:list-item>
                <text:p text:style-name="a621" text:class-names="" text:cond-style-name=""><text:span text:style-name="a620" text:class-names="">RP worked independently of Myo</text:span></text:p>
              </text:list-item>
            </text:list>
            <text:list text:style-name="a625">
              <text:list-item>
                <text:p text:style-name="a624" text:class-names="" text:cond-style-name=""><text:span text:style-name="a623" text:class-names="">Initially thought was an issue with Myo<text:line-break/>so we tried a different Myo</text:span></text:p>
              </text:list-item>
            </text:list>
            <text:list text:style-name="a628">
              <text:list-item>
                <text:p text:style-name="a627" text:class-names="" text:cond-style-name=""><text:span text:style-name="a626" text:class-names="">Not many resources online for Myo-RP</text:span></text:p>
              </text:list-item>
            </text:list>
            <text:list text:style-name="a631">
              <text:list-item>
                <text:p text:style-name="a630" text:class-names="" text:cond-style-name=""><text:span text:style-name="a629" text:class-names=""/></text:p>
              </text:list-item>
            </text:list>
            <text:list text:style-name="a636">
              <text:list-item>
                <text:p text:style-name="a635" text:class-names="" text:cond-style-name=""><text:span text:style-name="a632" text:class-names="">Raspberry pi and Myo… never<text:s text:c="1"/></text:span><text:span text:style-name="a633" text:class-names="">again(thanks Garret)</text:span><text:span text:style-name="a634" text:class-names=""/></text:p>
              </text:list-item>
            </text:list>
          </draw:text-box>
          <svg:title/>
          <svg:desc/>
        </draw:frame>
        <draw:frame draw:id="id120" presentation:style-name="a641" draw:name="Title 2" svg:x="0.5in" svg:y="0.30035in" svg:width="9in" svg:height="1.25in" presentation:class="title" presentation:placeholder="false">
          <draw:text-box>
            <text:p text:style-name="a640" text:class-names="" text:cond-style-name=""><text:span text:style-name="a638" text:class-names="">Difficulties</text:span><text:span text:style-name="a639" text:class-names=""/></text:p>
          </draw:text-box>
          <svg:title/>
          <svg:desc/>
        </draw:frame>
      </draw:page>
      <draw:page draw:name="Slide7" draw:style-name="a642" draw:master-page-name="Master1-Layout2-obj-Title-and-Content" presentation:presentation-page-layout-name="Master1-PPL2" draw:id="Slide-262">
        <draw:frame draw:id="id121" presentation:style-name="a665" draw:name="Content Placeholder 1" svg:x="0.5in" svg:y="1.62in" svg:width="9in" svg:height="4.94965in" presentation:class="outline" presentation:placeholder="false">
          <draw:text-box>
            <text:list text:style-name="a645">
              <text:list-item>
                <text:p text:style-name="a644" text:class-names="" text:cond-style-name=""><text:span text:style-name="a643" text:class-names="">Raspberry hooked up to a bread board</text:span></text:p>
              </text:list-item>
            </text:list>
            <text:list text:style-name="a648">
              <text:list-item>
                <text:p text:style-name="a647" text:class-names="" text:cond-style-name=""><text:span text:style-name="a646" text:class-names=""/></text:p>
              </text:list-item>
            </text:list>
            <text:list text:style-name="a651">
              <text:list-item>
                <text:p text:style-name="a650" text:class-names="" text:cond-style-name=""><text:span text:style-name="a649" text:class-names="">Male-female connectors connect from one of the pin headers to board beside led, big leg</text:span></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Resistors wire the led to ground, small leg</text:span></text:p>
              </text:list-item>
            </text:list>
            <text:list text:style-name="a660">
              <text:list-item>
                <text:p text:style-name="a659" text:class-names="" text:cond-style-name=""><text:span text:style-name="a658" text:class-names=""/></text:p>
              </text:list-item>
            </text:list>
            <text:list text:style-name="a664">
              <text:list-item>
                <text:p text:style-name="a663" text:class-names="" text:cond-style-name=""><text:span text:style-name="a661" text:class-names="">Camera connected directly to Raspberry</text:span><text:span text:style-name="a662" text:class-names=""/></text:p>
              </text:list-item>
            </text:list>
          </draw:text-box>
          <svg:title/>
          <svg:desc/>
        </draw:frame>
        <draw:frame draw:id="id122" presentation:style-name="a669" draw:name="Title 2" svg:x="0.5in" svg:y="0.30035in" svg:width="9in" svg:height="1.25in" presentation:class="title" presentation:placeholder="false">
          <draw:text-box>
            <text:p text:style-name="a668" text:class-names="" text:cond-style-name=""><text:span text:style-name="a666" text:class-names="">Combining the pieces:</text:span><text:span text:style-name="a667" text:class-names=""/></text:p>
          </draw:text-box>
          <svg:title/>
          <svg:desc/>
        </draw:frame>
      </draw:page>
      <draw:page draw:name="Slide8" draw:style-name="a670" draw:master-page-name="Master1-Layout2-obj-Title-and-Content" presentation:presentation-page-layout-name="Master1-PPL2" draw:id="Slide-263">
        <draw:frame draw:id="id123" presentation:style-name="a683" draw:name="Content Placeholder 1" svg:x="0.5in" svg:y="1.62in" svg:width="9in" svg:height="4.94965in" presentation:class="outline" presentation:placeholder="false">
          <draw:text-box>
            <text:list text:style-name="a673">
              <text:list-item>
                <text:p text:style-name="a672" text:class-names="" text:cond-style-name=""><text:span text:style-name="a671" text:class-names="">More libraries should be accessible before<text:line-break/>working with Myo-Pi</text:span></text:p>
              </text:list-item>
            </text:list>
            <text:list text:style-name="a676">
              <text:list-item>
                <text:p text:style-name="a675" text:class-names="" text:cond-style-name=""><text:span text:style-name="a674" text:class-names="">Individually, both were working perfectly</text:span></text:p>
              </text:list-item>
            </text:list>
            <text:list text:style-name="a679">
              <text:list-item>
                <text:p text:style-name="a678" text:class-names="" text:cond-style-name=""><text:span text:style-name="a677" text:class-names="">When combining, connection issues <text:line-break/>(Connected-disconnected rinse and repeat)</text:span></text:p>
              </text:list-item>
            </text:list>
            <text:list text:style-name="a682">
              <text:list-item>
                <text:p text:style-name="a681" text:class-names="" text:cond-style-name=""><text:span text:style-name="a680" text:class-names="">Next time we would recommend using anything else.<text:s text:c="1"/></text:span></text:p>
              </text:list-item>
            </text:list>
          </draw:text-box>
          <svg:title/>
          <svg:desc/>
        </draw:frame>
        <draw:frame draw:id="id124" presentation:style-name="a687" draw:name="Title 2" svg:x="0.5in" svg:y="0.30035in" svg:width="9in" svg:height="1.25in" presentation:class="title" presentation:placeholder="false">
          <draw:text-box>
            <text:p text:style-name="a686" text:class-names="" text:cond-style-name=""><text:span text:style-name="a684" text:class-names="">Conclusion:</text:span><text:span text:style-name="a68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91667in" svg:width="8.5in" svg:height="2.00105in"/>
      <presentation:placeholder presentation:object="subtitle" svg:x="0.75in" svg:y="3.9497in" svg:width="8.5in" svg:height="1.31201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2" style:display-name="Title and Content">
      <presentation:placeholder presentation:object="object" svg:x="0.5in" svg:y="1.62in" svg:width="9in" svg:height="4.9496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3" style:display-name="Section Header">
      <presentation:placeholder presentation:object="title" svg:x="0.79in" svg:y="1.15892in" svg:width="8.5in" svg:height="2in"/>
      <presentation:placeholder presentation:object="outline" svg:x="4.28993in" svg:y="3.20616in" svg:width="5in" svg:height="1.59108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4" style:display-name="Two Content">
      <presentation:placeholder presentation:object="object" svg:x="0.5in" svg:y="1.62in" svg:width="4.41667in" svg:height="4.94965in"/>
      <presentation:placeholder presentation:object="object" svg:x="5.08333in" svg:y="1.62in" svg:width="4.41667in" svg:height="4.9496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5" style:display-name="Comparison">
      <presentation:placeholder presentation:object="title" svg:x="0.5in" svg:y="0.29861in" svg:width="9in" svg:height="1.25in"/>
      <presentation:placeholder presentation:object="outline" svg:x="0.5in" svg:y="5.91667in" svg:width="4.4184in" svg:height="0.83333in"/>
      <presentation:placeholder presentation:object="outline" svg:x="5.07986in" svg:y="5.91667in" svg:width="4.42014in" svg:height="0.83333in"/>
      <presentation:placeholder presentation:object="object" svg:x="0.5in" svg:y="1.5795in" svg:width="4.4184in" svg:height="4.31076in"/>
      <presentation:placeholder presentation:object="object" svg:x="5.07986in" svg:y="1.5795in" svg:width="4.42014in" svg:height="4.31076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6" style:display-name="Title Only">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7" style:display-name="Blank">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8" style:display-name="Content with Caption">
      <presentation:placeholder presentation:object="title" svg:x="1in" svg:y="5.33333in" svg:width="8.18217in" svg:height="0.5in"/>
      <presentation:placeholder presentation:object="outline" svg:x="4.83333in" svg:y="5.85641in" svg:width="4.34667in" svg:height="1in"/>
      <presentation:placeholder presentation:object="object" svg:x="1in" svg:y="0.3in" svg:width="8.18in" svg:height="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9" style:display-name="Picture with Caption">
      <presentation:placeholder presentation:object="outline" svg:x="1.24807in" svg:y="5.95298in" svg:width="7.83333in" svg:height="0.70892in"/>
      <presentation:placeholder presentation:object="graphic" svg:x="0.25in" svg:y="0.20775in" svg:width="9.5in" svg:height="4.8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25in" svg:y="5.32056in" svg:width="8.8314in" svg:height="0.61535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62in" svg:width="9in" svg:height="4.79667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11" style:display-name="Vertical Title and Text">
      <presentation:placeholder presentation:object="title" svg:x="7.4847in" svg:y="0.30035in" svg:width="1.94386in" svg:height="6.11632in"/>
      <presentation:placeholder presentation:object="outline" svg:x="0.5in" svg:y="0.30035in" svg:width="6.91667in" svg:height="6.11632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default-style style:family="graphic">
      <style:graphic-properties draw:fill="solid" draw:fill-color="#2da2bf" draw:opacity="100%" draw:stroke="solid" svg:stroke-width="0.06015in" svg:stroke-color="#1e768c" svg:stroke-opacity="100%"/>
    </style:default-style>
    <draw:gradient draw:name="a425" draw:style="linear" draw:angle="1800" draw:start-color="#1389a6" draw:end-color="#50b8da" draw:start-intensity="100%" draw:end-intensity="100%"/>
    <draw:gradient draw:name="a165" draw:style="linear" draw:angle="1800" draw:start-color="#1389a6" draw:end-color="#50b8da" draw:start-intensity="100%" draw:end-intensity="100%"/>
    <draw:gradient draw:name="a290" draw:style="radial" draw:cx="35%" draw:cy="0%" draw:start-color="#a0a0a0" draw:end-color="#b3b3b3" draw:start-intensity="100%" draw:end-intensity="100%"/>
    <draw:gradient draw:name="a382" draw:style="radial" draw:cx="35%" draw:cy="0%" draw:start-color="#a0a0a0" draw:end-color="#b3b3b3" draw:start-intensity="100%" draw:end-intensity="100%"/>
    <draw:gradient draw:name="a48" draw:style="axial" draw:angle="400" draw:start-color="#4abbe0" draw:end-color="#007897" draw:start-intensity="100%" draw:end-intensity="100%"/>
    <draw:gradient draw:name="a421" draw:style="linear" draw:angle="1800" draw:start-color="#1389a6" draw:end-color="#50b8da" draw:start-intensity="100%" draw:end-intensity="100%"/>
    <draw:gradient draw:name="a167" draw:style="radial" draw:cx="35%" draw:cy="0%" draw:start-color="#a0a0a0" draw:end-color="#b3b3b3" draw:start-intensity="100%" draw:end-intensity="100%"/>
    <draw:gradient draw:name="a126" draw:style="radial" draw:cx="35%" draw:cy="0%" draw:start-color="#a0a0a0" draw:end-color="#b3b3b3" draw:start-intensity="100%" draw:end-intensity="100%"/>
    <draw:gradient draw:name="a161" draw:style="linear" draw:angle="1800" draw:start-color="#1389a6" draw:end-color="#50b8da" draw:start-intensity="100%" draw:end-intensity="100%"/>
    <draw:fill-image draw:name="a136" xlink:href="media/image1.png" xlink:show="embed" xlink:actuate="onLoad"/>
    <draw:fill-image draw:name="a90" xlink:href="media/image1.png" xlink:show="embed" xlink:actuate="onLoad"/>
    <draw:fill-image draw:name="a78" xlink:href="media/image2.jpeg" xlink:show="embed" xlink:actuate="onLoad"/>
    <draw:fill-image draw:name="a328" xlink:href="media/image1.png" xlink:show="embed" xlink:actuate="onLoad"/>
    <draw:fill-image draw:name="a343" xlink:href="media/image3.png" xlink:show="embed" xlink:actuate="onLoad"/>
    <draw:fill-image draw:name="a481" xlink:href="media/image1.png" xlink:show="embed" xlink:actuate="onLoad"/>
    <draw:fill-image draw:name="a230" xlink:href="media/image3.png" xlink:show="embed" xlink:actuate="onLoad"/>
    <draw:fill-image draw:name="a9" xlink:href="media/image1.png" xlink:show="embed" xlink:actuate="onLoad"/>
    <draw:fill-image draw:name="a416" xlink:href="media/image1.png" xlink:show="embed" xlink:actuate="onLoad"/>
    <draw:fill-image draw:name="a300" xlink:href="media/image1.png" xlink:show="embed" xlink:actuate="onLoad"/>
    <draw:fill-image draw:name="a177" xlink:href="media/image1.png" xlink:show="embed" xlink:actuate="onLoad"/>
    <draw:fill-image draw:name="a436" xlink:href="media/image1.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bitmap" draw:fill-image-name="a78" style:repeat="repeat" draw:fill-image-width="0.11111in" draw:fill-image-height="0.11111in" draw:fill-image-ref-point="top" draw:opacity="50%"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6">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2">
      <style:graphic-properties fo:wrap-option="wrap" fo:padding-top="0.05in" fo:padding-bottom="0.05in" fo:padding-left="0.1in" fo:padding-right="0.1in" draw:textarea-vertical-align="middle" draw:textarea-horizontal-align="left" draw:fill="gradient" draw:fill-gradient-name="a421"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draw:fill="none" draw:stroke="solid" svg:stroke-width="0.01319in" svg:stroke-color="#156d83" svg:stroke-opacity="100%" draw:stroke-linejoin="miter"/>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6">
      <style:graphic-properties fo:wrap-option="wrap" fo:padding-top="0.05in" fo:padding-bottom="0.05in" fo:padding-left="0.1in" fo:padding-right="0.1in" draw:textarea-vertical-align="middle" draw:textarea-horizontal-align="left" draw:fill="gradient" draw:fill-gradient-name="a425"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graphic" style:name="a329">
      <style:graphic-properties fo:wrap-option="wrap" fo:padding-top="0.05in" fo:padding-bottom="0.05in" fo:padding-left="0.1in" fo:padding-right="0.1in" draw:textarea-vertical-align="middle" draw:textarea-horizontal-align="center" draw:fill="bitmap" draw:fill-image-name="a328"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fo:wrap-option="wrap" fo:padding-top="0.05in" fo:padding-bottom="0.05in" fo:padding-left="0.1in" fo:padding-right="0.1in" draw:textarea-vertical-align="middle" draw:textarea-horizontal-align="center" draw:fill="bitmap" draw:fill-image-name="a90" draw:stroke="none" draw:auto-grow-width="false" draw:auto-grow-height="false"/>
      <style:paragraph-properties style:font-independent-line-spacing="true"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draw:fill="none" draw:stroke="solid" svg:stroke-width="0.01319in" svg:stroke-color="#156d83" svg:stroke-opacity="100%" draw:stroke-linejoin="miter"/>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in" fo:padding-bottom="0.05in" fo:padding-left="0.1in" fo:padding-right="0.1in" draw:textarea-vertical-align="middle" draw:textarea-horizontal-align="center" draw:fill="bitmap" draw:fill-image-name="a436"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draw:fill="none" draw:stroke="solid" svg:stroke-width="0.01319in" svg:stroke-color="#156d83" svg:stroke-opacity="100%" draw:stroke-linejoin="miter"/>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none" draw:stroke="solid" svg:stroke-width="0.01319in" svg:stroke-color="#156d83" svg:stroke-opacity="100%" draw:stroke-linejoin="miter"/>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gradient" draw:fill-gradient-name="a12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bitmap" draw:fill-image-name="a230" style:repeat="repeat" draw:fill-image-width="0.11111in" draw:fill-image-height="0.11111in" draw:fill-image-ref-point="top-left"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bitmap" draw:fill-image-name="a343" style:repeat="repeat" draw:fill-image-width="0.11111in" draw:fill-image-height="0.11111in" draw:fill-image-ref-point="top-left"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45">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bitmap" draw:fill-image-name="a136" draw:stroke="none" draw:auto-grow-width="false" draw:auto-grow-height="fals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none" draw:stroke="solid" svg:stroke-width="0.01319in" svg:stroke-color="#156d83" svg:stroke-opacity="100%" draw:stroke-linejoin="miter"/>
    </style:style>
    <style:style style:family="paragraph" style:name="a2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def5fa"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3">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def5fa"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in" fo:margin-right="0in" fo:text-indent="-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middle" draw:textarea-horizontal-align="center" draw:fill="bitmap" draw:fill-image-name="a481" draw:stroke="none" draw:auto-grow-width="false" draw:auto-grow-height="false"/>
      <style:paragraph-properties style:font-independent-line-spacing="true" style:writing-mode="lr-tb"/>
    </style:style>
    <style:style style:family="graphic" style:name="a483">
      <style:graphic-properties draw:fill="none" draw:stroke="solid" svg:stroke-width="0.01319in" svg:stroke-color="#156d83" svg:stroke-opacity="100%" draw:stroke-linejoin="miter"/>
    </style:style>
    <style:style style:family="text" style:name="a484">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left" draw:fill="gradient" draw:fill-gradient-name="a161"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5in" fo:padding-bottom="0.05in" fo:padding-left="0.1in" fo:padding-right="0.1in" draw:textarea-vertical-align="middle" draw:textarea-horizontal-align="left" draw:fill="gradient" draw:fill-gradient-name="a165"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
      <style:drawing-page-properties draw:fill="gradient" draw:fill-gradient-name="a167"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71">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gradient" draw:fill-gradient-name="a382"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ucida Sans Unicod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02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fo:wrap-option="wrap" fo:padding-top="0.05in" fo:padding-bottom="0.05in" fo:padding-left="0.1in" fo:padding-right="0.1in" draw:textarea-vertical-align="middle" draw:textarea-horizontal-align="center" draw:fill="bitmap" draw:fill-image-name="a177" draw:stroke="none" draw:auto-grow-width="false" draw:auto-grow-height="false"/>
      <style:paragraph-properties style:font-independent-line-spacing="true" style:writing-mode="lr-tb"/>
    </style:style>
    <style:style style:family="graphic" style:name="a179">
      <style:graphic-properties draw:fill="none" draw:stroke="solid" svg:stroke-width="0.01319in" svg:stroke-color="#156d83" svg:stroke-opacity="100%" draw:stroke-linejoin="miter"/>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solid" draw:fill-color="#464646" draw:opacity="100%" draw:stroke="solid" svg:stroke-width="0.01042in" svg:stroke-color="#000000" svg:stroke-opacity="100%"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1">
      <style:drawing-page-properties draw:fill="gradient" draw:fill-gradient-name="a29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center" draw:fill="bitmap" draw:fill-image-name="a9" draw:stroke="none" draw:auto-grow-width="false" draw:auto-grow-height="false"/>
      <style:paragraph-properties style:font-independent-line-spacing="true" style:writing-mode="lr-tb"/>
    </style:style>
    <style:style style:family="graphic" style:name="a11">
      <style:graphic-properties draw:fill="none" draw:stroke="solid" svg:stroke-width="0.01319in" svg:stroke-color="#156d83" svg:stroke-opacity="100%" draw:stroke-linejoin="miter"/>
    </style:style>
    <style:style style:family="text" style:name="a1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gradient" draw:fill-gradient-name="a48"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07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n" fo:country="U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n" fo:country="U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e8f0f4"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1">
      <style:graphic-properties fo:wrap-option="wrap" fo:padding-top="0.05in" fo:padding-bottom="0.05in" fo:padding-left="0.1in" fo:padding-right="0.1in" draw:textarea-vertical-align="middle" draw:textarea-horizontal-align="center" draw:fill="bitmap" draw:fill-image-name="a300" draw:stroke="none" draw:auto-grow-width="false" draw:auto-grow-height="false"/>
      <style:paragraph-properties style:font-independent-line-spacing="true" style:writing-mode="lr-tb"/>
    </style:style>
    <style:style style:family="graphic" style:name="a302">
      <style:graphic-properties draw:fill="none" draw:stroke="solid" svg:stroke-width="0.01319in" svg:stroke-color="#156d83" svg:stroke-opacity="100%" draw:stroke-linejoin="miter"/>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0">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graphic" style:name="a417">
      <style:graphic-properties fo:wrap-option="wrap" fo:padding-top="0.05in" fo:padding-bottom="0.05in" fo:padding-left="0.1in" fo:padding-right="0.1in" draw:textarea-vertical-align="middle" draw:textarea-horizontal-align="center" draw:fill="bitmap" draw:fill-image-name="a416"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none" draw:stroke="solid" svg:stroke-width="0.01319in" svg:stroke-color="#156d83" svg:stroke-opacity="100%" draw:stroke-linejoin="miter"/>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27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45">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358">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3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9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7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02">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19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0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9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20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5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5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25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0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10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4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36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0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9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36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48">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493">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36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50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9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1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9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9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26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21">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98">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18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266">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2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85">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26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18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45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text:list-style style:name="a45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4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1.47in" text:min-label-width="0.28in"/>
        <style:text-properties fo:color="#2da2bf" fo:font-family="Wingdings 3" style:font-charset="x-symbol" fo:font-size="68%"/>
      </text:list-level-style-bullet>
      <text:list-level-style-bullet text:level="7" text:bullet-char="">
        <style:list-level-properties text:space-before="1.72in" text:min-label-width="0.28in"/>
        <style:text-properties fo:color="#2da2bf" fo:font-family="Wingdings 3" style:font-charset="x-symbol" fo:font-size="68%"/>
      </text:list-level-style-bullet>
      <text:list-level-style-bullet text:level="8" text:bullet-char="">
        <style:list-level-properties text:space-before="1.97in" text:min-label-width="0.28in"/>
        <style:text-properties fo:color="#2da2bf" fo:font-family="Wingdings 3" style:font-charset="x-symbol" fo:font-size="68%"/>
      </text:list-level-style-bullet>
      <text:list-level-style-bullet text:level="9" text:bullet-char="">
        <style:list-level-properties text:space-before="2.22in" text:min-label-width="0.28in"/>
        <style:text-properties fo:color="#2da2bf" fo:font-family="Wingdings 3" style:font-charset="x-symbol" fo:font-size="68%"/>
      </text:list-level-style-bullet>
    </text:list-style>
    <text:list-style style:name="a45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1.5in" text:min-label-width="0.25in"/>
        <style:text-properties fo:color="#da1f28" fo:font-family="Wingdings 2" style:font-charset="x-symbol" fo:font-size="100%"/>
      </text:list-level-style-bullet>
      <text:list-level-style-bullet text:level="7" text:bullet-char="">
        <style:list-level-properties text:space-before="1.75in" text:min-label-width="0.25in"/>
        <style:text-properties fo:color="#da1f28" fo:font-family="Wingdings 2" style:font-charset="x-symbol" fo:font-size="100%"/>
      </text:list-level-style-bullet>
      <text:list-level-style-bullet text:level="8" text:bullet-char="">
        <style:list-level-properties text:space-before="2in" text:min-label-width="0.25in"/>
        <style:text-properties fo:color="#da1f28" fo:font-family="Wingdings 2" style:font-charset="x-symbol" fo:font-size="100%"/>
      </text:list-level-style-bullet>
      <text:list-level-style-bullet text:level="9" text:bullet-char="">
        <style:list-level-properties text:space-before="2.25in" text:min-label-width="0.25in"/>
        <style:text-properties fo:color="#da1f28" fo:font-family="Wingdings 2" style:font-charset="x-symbol" fo:font-size="100%"/>
      </text:list-level-style-bullet>
    </text:list-style>
    <text:list-style style:name="a249">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1.5in" text:min-label-width="0.25in"/>
        <style:text-properties fo:color="#2da2bf" fo:font-family="Verdana" fo:font-size="100%"/>
      </text:list-level-style-bullet>
      <text:list-level-style-bullet text:level="7" text:bullet-char="◦">
        <style:list-level-properties text:space-before="1.75in" text:min-label-width="0.25in"/>
        <style:text-properties fo:color="#2da2bf" fo:font-family="Verdana" fo:font-size="100%"/>
      </text:list-level-style-bullet>
      <text:list-level-style-bullet text:level="8" text:bullet-char="◦">
        <style:list-level-properties text:space-before="2in" text:min-label-width="0.25in"/>
        <style:text-properties fo:color="#2da2bf" fo:font-family="Verdana" fo:font-size="100%"/>
      </text:list-level-style-bullet>
      <text:list-level-style-bullet text:level="9" text:bullet-char="◦">
        <style:list-level-properties text:space-before="2.25in" text:min-label-width="0.25in"/>
        <style:text-properties fo:color="#2da2bf" fo:font-family="Verdana"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1.75in"/>
      </text:list-level-style-number>
      <text:list-level-style-number text:level="7" style:num-format="">
        <style:list-level-properties text:space-before="2in"/>
      </text:list-level-style-number>
      <text:list-level-style-number text:level="8" style:num-format="">
        <style:list-level-properties text:space-before="2.25in"/>
      </text:list-level-style-number>
      <text:list-level-style-number text:level="9" style:num-format="">
        <style:list-level-properties text:space-before="2.5in"/>
      </text:list-level-style-number>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oncourse" style:page-layout-name="pageLayout1" draw:style-name="a0">
      <draw:custom-shape svg:x="0.54601in" svg:y="6.50146in" svg:width="5.40313in" svg:height="1.0073in" draw:id="id0" draw:style-name="a3" draw:name="Freeform 12">
        <svg:title/>
        <svg:desc/>
        <text:p text:style-name="a2" text:class-names="" text:cond-style-name=""><text:span text:style-name="a1"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1" draw:style-name="a6" draw:name="Freeform 11">
        <svg:title/>
        <svg:desc/>
        <text:p text:style-name="a5" text:class-names="" text:cond-style-name=""><text:span text:style-name="a4"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2" draw:style-name="a10" draw:name="Right Triangle 13">
        <svg:title/>
        <svg:desc/>
        <text:p text:style-name="a8" text:class-names="" text:cond-style-name=""><text:span text:style-name="a7"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3" draw:style-name="a11" draw:name="Straight Connector 14">
        <svg:title/>
        <svg:desc/>
      </draw:connector>
      <draw:frame draw:id="id4" presentation:style-name="a15" draw:name="Title Placeholder 8" svg:x="0.5in" svg:y="0.30035in" svg:width="9in" svg:height="1.25in" presentation:class="title" presentation:placeholder="false">
        <draw:text-box>
          <text:p text:style-name="a14" text:class-names="" text:cond-style-name=""><text:span text:style-name="a12" text:class-names="">Click to edit Master title style</text:span><text:span text:style-name="a13" text:class-names=""/></text:p>
        </draw:text-box>
        <svg:title/>
        <svg:desc/>
      </draw:frame>
      <draw:frame draw:id="id5" presentation:style-name="a32" draw:name="Text Placeholder 29" svg:x="0.5in" svg:y="1.62in" svg:width="9in" svg:height="4.94965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Fifth level</text:span><text:span text:style-name="a29" text:class-names=""/></text:p>
                            </text:list-item>
                          </text:list>
                        </text:list-item>
                      </text:list>
                    </text:list-item>
                  </text:list>
                </text:list-item>
              </text:list>
            </text:list-item>
          </text:list>
        </draw:text-box>
        <svg:title/>
        <svg:desc/>
      </draw:frame>
      <draw:frame draw:id="id6" presentation:style-name="a37" draw:name="Date Placeholder 9" svg:x="7.35677in" svg:y="7.00781in" svg:width="2.1in" svg:height="0.4in" presentation:class="date-time" presentation:placeholder="false">
        <draw:text-box>
          <text:p text:style-name="a36" text:class-names="" text:cond-style-name=""><text:span text:style-name="a33" text:class-names=""><text:date text:fixed="false" style:data-style-name="a34"/></text:span><text:span text:style-name="a35" text:class-names=""/></text:p>
        </draw:text-box>
        <svg:title/>
        <svg:desc/>
      </draw:frame>
      <draw:frame draw:id="id7" presentation:style-name="a40" draw:name="Footer Placeholder 21" svg:x="4.7901in" svg:y="7.00781in" svg:width="2.57074in" svg:height="0.39931in" presentation:class="footer" presentation:placeholder="false">
        <draw:text-box>
          <text:p text:style-name="a39" text:class-names="" text:cond-style-name=""><text:span text:style-name="a38" text:class-names=""/></text:p>
        </draw:text-box>
        <svg:title/>
        <svg:desc/>
      </draw:frame>
      <draw:frame draw:id="id8" presentation:style-name="a44" draw:name="Slide Number Placeholder 17" svg:x="9.45677in" svg:y="7.00781in" svg:width="0.4in" svg:height="0.39931in" presentation:class="page-number" presentation:placeholder="false">
        <draw:text-box>
          <text:p text:style-name="a43" text:class-names="" text:cond-style-name=""><text:span text:style-name="a41" text:class-names=""><text:page-number style:num-format="1" text:fixed="false"/></text:span><text:span text:style-name="a42" text:class-names=""/></text:p>
        </draw:text-box>
        <svg:title/>
        <svg:desc/>
      </draw:frame>
    </style:master-page>
    <style:master-page style:name="Master1-Layout1-title-Title-Slide" style:page-layout-name="pageLayout1" draw:style-name="a45">
      <draw:custom-shape svg:x="-0in" svg:y="5.10077in" svg:width="10.00775in" svg:height="0in" draw:id="id9" draw:style-name="a49" draw:name="Right Triangle 9">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10" presentation:style-name="a53" draw:name="Title 8" svg:x="0.75in" svg:y="1.91667in" svg:width="8.5in" svg:height="2.00105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1" presentation:style-name="a57" draw:name="Subtitle 16" svg:x="0.75in" svg:y="3.9497in" svg:width="8.5in" svg:height="1.31201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g draw:name="Group 1" draw:id="id12">
        <svg:title/>
        <svg:desc/>
        <draw:custom-shape svg:x="1.84549in" svg:y="5.41667in" svg:width="8.15451in" svg:height="0.53385in" draw:id="id16" draw:style-name="a72" draw:name="Freeform 6">
          <svg:title/>
          <svg:desc/>
          <text:p text:style-name="a71" text:class-names="" text:cond-style-name=""><text:span text:style-name="a70" text:class-names=""/></text:p>
          <draw:enhanced-geometry xmlns:dr3d="urn:oasis:names:tc:opendocument:xmlns:dr3d:1.0" draw:type="non-primitive" svg:viewBox="0 0 4697 367" draw:enhanced-path="M 4697 0 L 4697 367 0 218 4697 0 Z N" draw:text-areas="?f11 ?f9 ?f8 ?f10" draw:glue-points="?f8 ?f9 ?f8 ?f10 ?f11 ?f12 ?f8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7"/>
            <draw:equation draw:name="f7" draw:formula="?f4 / 367"/>
            <draw:equation draw:name="f8" draw:formula="4697 / ?f6"/>
            <draw:equation draw:name="f9" draw:formula="0 / ?f7"/>
            <draw:equation draw:name="f10" draw:formula="367 / ?f7"/>
            <draw:equation draw:name="f11" draw:formula="0 / ?f6"/>
            <draw:equation draw:name="f12" draw:formula="218 / ?f7"/>
          </draw:enhanced-geometry>
        </draw:custom-shape>
        <draw:custom-shape svg:x="0.03876in" svg:y="5.72807in" svg:width="9.96124in" svg:height="0.86249in" draw:id="id17" draw:style-name="a75" draw:name="Freeform 7">
          <svg:title/>
          <svg:desc/>
          <text:p text:style-name="a74" text:class-names="" text:cond-style-name=""><text:span text:style-name="a73" text:class-names=""/></text:p>
          <draw:enhanced-geometry xmlns:dr3d="urn:oasis:names:tc:opendocument:xmlns:dr3d:1.0" draw:type="non-primitive" svg:viewBox="0 0 5760 528" draw:enhanced-path="M 0 0 L 5760 0 5760 528 48 0 N" draw:text-areas="?f8 ?f9 ?f10 ?f11"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528"/>
            <draw:equation draw:name="f8" draw:formula="0 / ?f6"/>
            <draw:equation draw:name="f9" draw:formula="0 / ?f7"/>
            <draw:equation draw:name="f10" draw:formula="5760 / ?f6"/>
            <draw:equation draw:name="f11" draw:formula="528 / ?f7"/>
            <draw:equation draw:name="f12" draw:formula="48 / ?f6"/>
          </draw:enhanced-geometry>
        </draw:custom-shape>
        <draw:custom-shape svg:x="0in" svg:y="5.46914in" svg:width="10in" svg:height="2.03862in" draw:id="id18" draw:style-name="a79" draw:name="Freeform 10">
          <svg:title/>
          <svg:desc/>
          <text:p text:style-name="a77" text:class-names="" text:cond-style-name=""><text:span text:style-name="a76" text:class-names=""/></text:p>
          <draw:enhanced-geometry xmlns:dr3d="urn:oasis:names:tc:opendocument:xmlns:dr3d:1.0" draw:type="non-primitive" svg:viewBox="0 0 5760 1248" draw:enhanced-path="M 0 0 L 0 1248 5760 1248 5760 528 0 0 Z N" draw:text-areas="?f8 ?f9 ?f11 ?f10" draw:glue-points="?f8 ?f9 ?f8 ?f10 ?f11 ?f10 ?f11 ?f12 ?f8 ?f9" draw:glue-point-leaving-directions="-90, -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248"/>
            <draw:equation draw:name="f8" draw:formula="0 / ?f6"/>
            <draw:equation draw:name="f9" draw:formula="0 / ?f7"/>
            <draw:equation draw:name="f10" draw:formula="1248 / ?f7"/>
            <draw:equation draw:name="f11" draw:formula="5760 / ?f6"/>
            <draw:equation draw:name="f12" draw:formula="528 / ?f7"/>
          </draw:enhanced-geometry>
        </draw:custom-shape>
        <draw:connector draw:type="line" svg:x1="-0.00412in" svg:y1="5.46552in" svg:x2="10in" svg:y2="6.3298in" draw:id="id19" draw:style-name="a80" draw:name="Straight Connector 11">
          <svg:title/>
          <svg:desc/>
        </draw:connector>
      </draw:g>
      <draw:frame draw:id="id13" presentation:style-name="a62" draw:name="Date Placeholder 29" svg:x="7.35677in" svg:y="7.00781in" svg:width="2.1in" svg:height="0.4in" presentation:class="date-time" presentation:placeholder="false">
        <draw:text-box>
          <text:p text:style-name="a61" text:class-names="" text:cond-style-name=""><text:span text:style-name="a58" text:class-names=""><text:date text:fixed="false" style:data-style-name="a59"/></text:span><text:span text:style-name="a60" text:class-names=""/></text:p>
        </draw:text-box>
        <svg:title/>
        <svg:desc/>
      </draw:frame>
      <draw:frame draw:id="id14" presentation:style-name="a65" draw:name="Footer Placeholder 18" svg:x="4.7901in" svg:y="7.00781in" svg:width="2.57074in" svg:height="0.39931in" presentation:class="footer" presentation:placeholder="false">
        <draw:text-box>
          <text:p text:style-name="a64" text:class-names="" text:cond-style-name=""><text:span text:style-name="a63" text:class-names=""/></text:p>
        </draw:text-box>
        <svg:title/>
        <svg:desc/>
      </draw:frame>
      <draw:frame draw:id="id15" presentation:style-name="a69" draw:name="Slide Number Placeholder 26" svg:x="9.45677in" svg:y="7.00781in" svg:width="0.4in" svg:height="0.39931in" presentation:class="page-number" presentation:placeholder="false">
        <draw:text-box>
          <text:p text:style-name="a68" text:class-names="" text:cond-style-name=""><text:span text:style-name="a66" text:class-names=""><text:page-number style:num-format="1" text:fixed="false"/></text:span><text:span text:style-name="a67" text:class-names=""/></text:p>
        </draw:text-box>
        <svg:title/>
        <svg:desc/>
      </draw:frame>
    </style:master-page>
    <style:master-page style:name="Master1-Layout2-obj-Title-and-Content" style:page-layout-name="pageLayout1" draw:style-name="a81">
      <draw:custom-shape svg:x="0.54601in" svg:y="6.50146in" svg:width="5.40313in" svg:height="1.0073in" draw:id="id20" draw:layer="Master1-bg" draw:style-name="a84" draw:name="Freeform 7">
        <svg:title/>
        <svg:desc/>
        <text:p text:style-name="a83" text:class-names="" text:cond-style-name=""><text:span text:style-name="a82"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21" draw:layer="Master1-bg" draw:style-name="a87" draw:name="Freeform 8">
        <svg:title/>
        <svg:desc/>
        <text:p text:style-name="a86" text:class-names="" text:cond-style-name=""><text:span text:style-name="a85"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22" draw:layer="Master1-bg" draw:style-name="a91" draw:name="Right Triangle 9">
        <svg:title/>
        <svg:desc/>
        <text:p text:style-name="a89" text:class-names="" text:cond-style-name=""><text:span text:style-name="a88"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23" draw:layer="Master1-bg" draw:style-name="a92" draw:name="Straight Connector 10">
        <svg:title/>
        <svg:desc/>
      </draw:connector>
      <draw:frame draw:id="id24" presentation:style-name="a109" draw:name="Content Placeholder 2" svg:x="0.5in" svg:y="1.62in" svg:width="9in" svg:height="4.94965in" presentation:class="object" presentation:placeholder="false">
        <draw:text-box>
          <text:list text:style-name="a95">
            <text:list-item>
              <text:p text:style-name="a94" text:class-names="" text:cond-style-name=""><text:span text:style-name="a93" text:class-names="">Click to edit Master text styles</text:span></text:p>
            </text:list-item>
          </text:list>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25" presentation:style-name="a114" draw:name="Date Placeholder 3" svg:x="7.35677in" svg:y="7.00781in" svg:width="2.1in" svg:height="0.4in" presentation:class="date-time" presentation:placeholder="false">
        <draw:text-box>
          <text:p text:style-name="a113" text:class-names="" text:cond-style-name=""><text:span text:style-name="a110" text:class-names=""><text:date text:fixed="false" style:data-style-name="a111"/></text:span><text:span text:style-name="a112" text:class-names=""/></text:p>
        </draw:text-box>
        <svg:title/>
        <svg:desc/>
      </draw:frame>
      <draw:frame draw:id="id26" presentation:style-name="a117" draw:name="Footer Placeholder 4" svg:x="4.7901in" svg:y="7.00781in" svg:width="2.57074in" svg:height="0.39931in" presentation:class="footer" presentation:placeholder="false">
        <draw:text-box>
          <text:p text:style-name="a116" text:class-names="" text:cond-style-name=""><text:span text:style-name="a115" text:class-names=""/></text:p>
        </draw:text-box>
        <svg:title/>
        <svg:desc/>
      </draw:frame>
      <draw:frame draw:id="id27" presentation:style-name="a121" draw:name="Slide Number Placeholder 5" svg:x="9.45677in" svg:y="7.00781in" svg:width="0.4in" svg:height="0.39931in" presentation:class="page-number" presentation:placeholder="false">
        <draw:text-box>
          <text:p text:style-name="a120" text:class-names="" text:cond-style-name=""><text:span text:style-name="a118" text:class-names=""><text:page-number style:num-format="1" text:fixed="false"/></text:span><text:span text:style-name="a119" text:class-names=""/></text:p>
        </draw:text-box>
        <svg:title/>
        <svg:desc/>
      </draw:frame>
      <draw:frame draw:id="id28" presentation:style-name="a125" draw:name="Title 6" svg:x="0.5in" svg:y="0.30035in" svg:width="9in" svg:height="1.2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style:master-page>
    <style:master-page style:name="Master1-Layout3-secHead-Section-Header" style:page-layout-name="pageLayout1" draw:style-name="a127">
      <draw:custom-shape svg:x="0.54601in" svg:y="6.50146in" svg:width="5.40313in" svg:height="1.0073in" draw:id="id29" draw:layer="Master1-bg" draw:style-name="a130" draw:name="Freeform 8">
        <svg:title/>
        <svg:desc/>
        <text:p text:style-name="a129" text:class-names="" text:cond-style-name=""><text:span text:style-name="a128"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30" draw:layer="Master1-bg" draw:style-name="a133" draw:name="Freeform 9">
        <svg:title/>
        <svg:desc/>
        <text:p text:style-name="a132" text:class-names="" text:cond-style-name=""><text:span text:style-name="a131"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31" draw:layer="Master1-bg" draw:style-name="a137" draw:name="Right Triangle 10">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32" draw:layer="Master1-bg" draw:style-name="a138" draw:name="Straight Connector 11">
        <svg:title/>
        <svg:desc/>
      </draw:connector>
      <draw:frame draw:id="id33" presentation:style-name="a142" draw:name="Title 1" svg:x="0.79in" svg:y="1.15892in" svg:width="8.5in" svg:height="2in" presentation:class="title" presentation:placeholder="false">
        <draw:text-box>
          <text:p text:style-name="a141" text:class-names="" text:cond-style-name=""><text:span text:style-name="a139" text:class-names="">Click to edit Master title style</text:span><text:span text:style-name="a140" text:class-names=""/></text:p>
        </draw:text-box>
        <svg:title/>
        <svg:desc/>
      </draw:frame>
      <draw:frame draw:id="id34" presentation:style-name="a146" draw:name="Text Placeholder 2" svg:x="4.28993in" svg:y="3.20616in" svg:width="5in" svg:height="1.59108in" presentation:class="outline" presentation:placeholder="false">
        <draw:text-box>
          <text:list text:style-name="a145">
            <text:list-item>
              <text:p text:style-name="a144" text:class-names="" text:cond-style-name=""><text:span text:style-name="a143" text:class-names="">Click to edit Master text styles</text:span></text:p>
            </text:list-item>
          </text:list>
        </draw:text-box>
        <svg:title/>
        <svg:desc/>
      </draw:frame>
      <draw:frame draw:id="id35" presentation:style-name="a151" draw:name="Date Placeholder 3" svg:x="7.35677in" svg:y="7.00781in" svg:width="2.1in" svg:height="0.4in" presentation:class="date-time" presentation:placeholder="false">
        <draw:text-box>
          <text:p text:style-name="a150" text:class-names="" text:cond-style-name=""><text:span text:style-name="a147" text:class-names=""><text:date text:fixed="false" style:data-style-name="a148"/></text:span><text:span text:style-name="a149" text:class-names=""/></text:p>
        </draw:text-box>
        <svg:title/>
        <svg:desc/>
      </draw:frame>
      <draw:frame draw:id="id36" presentation:style-name="a154" draw:name="Footer Placeholder 4" svg:x="4.7901in" svg:y="7.00781in" svg:width="2.57074in" svg:height="0.39931in" presentation:class="footer" presentation:placeholder="false">
        <draw:text-box>
          <text:p text:style-name="a153" text:class-names="" text:cond-style-name=""><text:span text:style-name="a152" text:class-names=""/></text:p>
        </draw:text-box>
        <svg:title/>
        <svg:desc/>
      </draw:frame>
      <draw:frame draw:id="id37" presentation:style-name="a158" draw:name="Slide Number Placeholder 5" svg:x="9.45677in" svg:y="7.00781in" svg:width="0.4in" svg:height="0.39931in" presentation:class="page-number" presentation:placeholder="false">
        <draw:text-box>
          <text:p text:style-name="a157" text:class-names="" text:cond-style-name=""><text:span text:style-name="a155" text:class-names=""><text:page-number style:num-format="1" text:fixed="false"/></text:span><text:span text:style-name="a156" text:class-names=""/></text:p>
        </draw:text-box>
        <svg:title/>
        <svg:desc/>
      </draw:frame>
      <draw:custom-shape svg:x="3.97712in" svg:y="3.28682in" svg:width="0.2in" svg:height="0.25in" draw:id="id38" draw:style-name="a162" draw:name="Chevron 6">
        <svg:title/>
        <svg:desc/>
        <text:p text:style-name="a160" text:class-names="" text:cond-style-name=""><text:span text:style-name="a159"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3.77325in" svg:y="3.28682in" svg:width="0.2in" svg:height="0.25in" draw:id="id39" draw:style-name="a166" draw:name="Chevron 7">
        <svg:title/>
        <svg:desc/>
        <text:p text:style-name="a164" text:class-names="" text:cond-style-name=""><text:span text:style-name="a163"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style:master-page>
    <style:master-page style:name="Master1-Layout4-twoObj-Two-Content" style:page-layout-name="pageLayout1" draw:style-name="a168">
      <draw:custom-shape svg:x="0.54601in" svg:y="6.50146in" svg:width="5.40313in" svg:height="1.0073in" draw:id="id40" draw:layer="Master1-bg" draw:style-name="a171" draw:name="Freeform 8">
        <svg:title/>
        <svg:desc/>
        <text:p text:style-name="a170" text:class-names="" text:cond-style-name=""><text:span text:style-name="a169"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41" draw:layer="Master1-bg" draw:style-name="a174" draw:name="Freeform 9">
        <svg:title/>
        <svg:desc/>
        <text:p text:style-name="a173" text:class-names="" text:cond-style-name=""><text:span text:style-name="a172"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42" draw:layer="Master1-bg" draw:style-name="a178" draw:name="Right Triangle 10">
        <svg:title/>
        <svg:desc/>
        <text:p text:style-name="a176" text:class-names="" text:cond-style-name=""><text:span text:style-name="a175"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43" draw:layer="Master1-bg" draw:style-name="a179" draw:name="Straight Connector 11">
        <svg:title/>
        <svg:desc/>
      </draw:connector>
      <draw:frame draw:id="id44" presentation:style-name="a196" draw:name="Content Placeholder 2" svg:x="0.5in" svg:y="1.62in" svg:width="4.41667in" svg:height="4.94965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45" presentation:style-name="a213" draw:name="Content Placeholder 3" svg:x="5.08333in" svg:y="1.62in" svg:width="4.41667in" svg:height="4.94965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46" presentation:style-name="a218" draw:name="Date Placeholder 4" svg:x="7.35677in" svg:y="7.00781in" svg:width="2.1in" svg:height="0.4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47" presentation:style-name="a221" draw:name="Footer Placeholder 5" svg:x="4.7901in" svg:y="7.00781in" svg:width="2.57074in" svg:height="0.39931in" presentation:class="footer" presentation:placeholder="false">
        <draw:text-box>
          <text:p text:style-name="a220" text:class-names="" text:cond-style-name=""><text:span text:style-name="a219" text:class-names=""/></text:p>
        </draw:text-box>
        <svg:title/>
        <svg:desc/>
      </draw:frame>
      <draw:frame draw:id="id48" presentation:style-name="a225" draw:name="Slide Number Placeholder 6" svg:x="9.45677in" svg:y="7.00781in" svg:width="0.4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draw:frame draw:id="id49" presentation:style-name="a229" draw:name="Title 7" svg:x="0.5in" svg:y="0.30035in" svg:width="9in" svg:height="1.25in" presentation:class="title" presentation:placeholder="false">
        <draw:text-box>
          <text:p text:style-name="a228" text:class-names="" text:cond-style-name=""><text:span text:style-name="a226" text:class-names="">Click to edit Master title style</text:span><text:span text:style-name="a227" text:class-names=""/></text:p>
        </draw:text-box>
        <svg:title/>
        <svg:desc/>
      </draw:frame>
    </style:master-page>
    <style:master-page style:name="Master1-Layout5-twoTxTwoObj-Comparison" style:page-layout-name="pageLayout1" draw:style-name="a231">
      <draw:frame draw:id="id50" presentation:style-name="a235" draw:name="Title 1" svg:x="0.5in" svg:y="0.29861in" svg:width="9in" svg:height="1.2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51" presentation:style-name="a239" draw:name="Text Placeholder 2" svg:x="0.5in" svg:y="5.91667in" svg:width="4.4184in" svg:height="0.83333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52" presentation:style-name="a243" draw:name="Text Placeholder 3" svg:x="5.07986in" svg:y="5.91667in" svg:width="4.42014in" svg:height="0.83333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53" presentation:style-name="a260" draw:name="Content Placeholder 4" svg:x="0.5in" svg:y="1.5795in" svg:width="4.4184in" svg:height="4.31076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ifth level</text:span><text:span text:style-name="a257" text:class-names=""/></text:p>
                            </text:list-item>
                          </text:list>
                        </text:list-item>
                      </text:list>
                    </text:list-item>
                  </text:list>
                </text:list-item>
              </text:list>
            </text:list-item>
          </text:list>
        </draw:text-box>
        <svg:title/>
        <svg:desc/>
      </draw:frame>
      <draw:frame draw:id="id54" presentation:style-name="a277" draw:name="Content Placeholder 5" svg:x="5.07986in" svg:y="1.5795in" svg:width="4.42014in" svg:height="4.31076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55" presentation:style-name="a282" draw:name="Date Placeholder 6" svg:x="7.35677in" svg:y="7.00781in" svg:width="2.1in" svg:height="0.4in" presentation:class="date-time" presentation:placeholder="false">
        <draw:text-box>
          <text:p text:style-name="a281" text:class-names="" text:cond-style-name=""><text:span text:style-name="a278" text:class-names=""><text:date text:fixed="false" style:data-style-name="a279"/></text:span><text:span text:style-name="a280" text:class-names=""/></text:p>
        </draw:text-box>
        <svg:title/>
        <svg:desc/>
      </draw:frame>
      <draw:frame draw:id="id56" presentation:style-name="a285" draw:name="Footer Placeholder 7" svg:x="4.7901in" svg:y="7.00781in" svg:width="2.57074in" svg:height="0.39931in" presentation:class="footer" presentation:placeholder="false">
        <draw:text-box>
          <text:p text:style-name="a284" text:class-names="" text:cond-style-name=""><text:span text:style-name="a283" text:class-names=""/></text:p>
        </draw:text-box>
        <svg:title/>
        <svg:desc/>
      </draw:frame>
      <draw:frame draw:id="id57" presentation:style-name="a289" draw:name="Slide Number Placeholder 8" svg:x="9.45677in" svg:y="7.00781in" svg:width="0.4in" svg:height="0.39931in" presentation:class="page-number" presentation:placeholder="false">
        <draw:text-box>
          <text:p text:style-name="a288" text:class-names="" text:cond-style-name=""><text:span text:style-name="a286" text:class-names=""><text:page-number style:num-format="1" text:fixed="false"/></text:span><text:span text:style-name="a287" text:class-names=""/></text:p>
        </draw:text-box>
        <svg:title/>
        <svg:desc/>
      </draw:frame>
    </style:master-page>
    <style:master-page style:name="Master1-Layout6-titleOnly-Title-Only" style:page-layout-name="pageLayout1" draw:style-name="a291">
      <draw:custom-shape svg:x="0.54601in" svg:y="6.50146in" svg:width="5.40313in" svg:height="1.0073in" draw:id="id58" draw:layer="Master1-bg" draw:style-name="a294" draw:name="Freeform 6">
        <svg:title/>
        <svg:desc/>
        <text:p text:style-name="a293" text:class-names="" text:cond-style-name=""><text:span text:style-name="a292"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59" draw:layer="Master1-bg" draw:style-name="a297" draw:name="Freeform 7">
        <svg:title/>
        <svg:desc/>
        <text:p text:style-name="a296" text:class-names="" text:cond-style-name=""><text:span text:style-name="a295"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60" draw:layer="Master1-bg" draw:style-name="a301" draw:name="Right Triangle 8">
        <svg:title/>
        <svg:desc/>
        <text:p text:style-name="a299" text:class-names="" text:cond-style-name=""><text:span text:style-name="a298"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61" draw:layer="Master1-bg" draw:style-name="a302" draw:name="Straight Connector 9">
        <svg:title/>
        <svg:desc/>
      </draw:connector>
      <draw:frame draw:id="id62" presentation:style-name="a307" draw:name="Date Placeholder 2" svg:x="7.35677in" svg:y="7.00781in" svg:width="2.1in" svg:height="0.4in" presentation:class="date-time" presentation:placeholder="false">
        <draw:text-box>
          <text:p text:style-name="a306" text:class-names="" text:cond-style-name=""><text:span text:style-name="a303" text:class-names=""><text:date text:fixed="false" style:data-style-name="a304"/></text:span><text:span text:style-name="a305" text:class-names=""/></text:p>
        </draw:text-box>
        <svg:title/>
        <svg:desc/>
      </draw:frame>
      <draw:frame draw:id="id63" presentation:style-name="a310" draw:name="Footer Placeholder 3" svg:x="4.7901in" svg:y="7.00781in" svg:width="2.57074in" svg:height="0.39931in" presentation:class="footer" presentation:placeholder="false">
        <draw:text-box>
          <text:p text:style-name="a309" text:class-names="" text:cond-style-name=""><text:span text:style-name="a308" text:class-names=""/></text:p>
        </draw:text-box>
        <svg:title/>
        <svg:desc/>
      </draw:frame>
      <draw:frame draw:id="id64" presentation:style-name="a314" draw:name="Slide Number Placeholder 4" svg:x="9.45677in" svg:y="7.00781in" svg:width="0.4in" svg:height="0.39931in" presentation:class="page-number" presentation:placeholder="false">
        <draw:text-box>
          <text:p text:style-name="a313" text:class-names="" text:cond-style-name=""><text:span text:style-name="a311" text:class-names=""><text:page-number style:num-format="1" text:fixed="false"/></text:span><text:span text:style-name="a312" text:class-names=""/></text:p>
        </draw:text-box>
        <svg:title/>
        <svg:desc/>
      </draw:frame>
      <draw:frame draw:id="id65" presentation:style-name="a318" draw:name="Title 5" svg:x="0.5in" svg:y="0.30035in" svg:width="9in" svg:height="1.25in" presentation:class="title" presentation:placeholder="false">
        <draw:text-box>
          <text:p text:style-name="a317" text:class-names="" text:cond-style-name=""><text:span text:style-name="a315" text:class-names="">Click to edit Master title style</text:span><text:span text:style-name="a316" text:class-names=""/></text:p>
        </draw:text-box>
        <svg:title/>
        <svg:desc/>
      </draw:frame>
    </style:master-page>
    <style:master-page style:name="Master1-Layout7-blank-Blank" style:page-layout-name="pageLayout1" draw:style-name="a319">
      <draw:custom-shape svg:x="0.54601in" svg:y="6.50146in" svg:width="5.40313in" svg:height="1.0073in" draw:id="id66" draw:layer="Master1-bg" draw:style-name="a322" draw:name="Freeform 4">
        <svg:title/>
        <svg:desc/>
        <text:p text:style-name="a321" text:class-names="" text:cond-style-name=""><text:span text:style-name="a320"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67" draw:layer="Master1-bg" draw:style-name="a325" draw:name="Freeform 5">
        <svg:title/>
        <svg:desc/>
        <text:p text:style-name="a324" text:class-names="" text:cond-style-name=""><text:span text:style-name="a323"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68" draw:layer="Master1-bg" draw:style-name="a329" draw:name="Right Triangle 6">
        <svg:title/>
        <svg:desc/>
        <text:p text:style-name="a327" text:class-names="" text:cond-style-name=""><text:span text:style-name="a32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69" draw:layer="Master1-bg" draw:style-name="a330" draw:name="Straight Connector 7">
        <svg:title/>
        <svg:desc/>
      </draw:connector>
      <draw:frame draw:id="id70" presentation:style-name="a335" draw:name="Date Placeholder 1" svg:x="7.35677in" svg:y="7.00781in" svg:width="2.1in" svg:height="0.4in" presentation:class="date-time" presentation:placeholder="false">
        <draw:text-box>
          <text:p text:style-name="a334" text:class-names="" text:cond-style-name=""><text:span text:style-name="a331" text:class-names=""><text:date text:fixed="false" style:data-style-name="a332"/></text:span><text:span text:style-name="a333" text:class-names=""/></text:p>
        </draw:text-box>
        <svg:title/>
        <svg:desc/>
      </draw:frame>
      <draw:frame draw:id="id71" presentation:style-name="a338" draw:name="Footer Placeholder 2" svg:x="4.7901in" svg:y="7.00781in" svg:width="2.57074in" svg:height="0.39931in" presentation:class="footer" presentation:placeholder="false">
        <draw:text-box>
          <text:p text:style-name="a337" text:class-names="" text:cond-style-name=""><text:span text:style-name="a336" text:class-names=""/></text:p>
        </draw:text-box>
        <svg:title/>
        <svg:desc/>
      </draw:frame>
      <draw:frame draw:id="id72" presentation:style-name="a342" draw:name="Slide Number Placeholder 3" svg:x="9.45677in" svg:y="7.00781in" svg:width="0.4in" svg:height="0.39931in" presentation:class="page-number" presentation:placeholder="false">
        <draw:text-box>
          <text:p text:style-name="a341" text:class-names="" text:cond-style-name=""><text:span text:style-name="a339" text:class-names=""><text:page-number style:num-format="1" text:fixed="false"/></text:span><text:span text:style-name="a340" text:class-names=""/></text:p>
        </draw:text-box>
        <svg:title/>
        <svg:desc/>
      </draw:frame>
    </style:master-page>
    <style:master-page style:name="Master1-Layout8-objTx-Content-with-Caption" style:page-layout-name="pageLayout1" draw:style-name="a344">
      <draw:frame draw:id="id73" presentation:style-name="a348" draw:name="Title 1" svg:x="1in" svg:y="5.33333in" svg:width="8.18217in" svg:height="0.5in" presentation:class="title" presentation:placeholder="false">
        <draw:text-box>
          <text:p text:style-name="a347" text:class-names="" text:cond-style-name=""><text:span text:style-name="a345" text:class-names="">Click to edit Master title style</text:span><text:span text:style-name="a346" text:class-names=""/></text:p>
        </draw:text-box>
        <svg:title/>
        <svg:desc/>
      </draw:frame>
      <draw:frame draw:id="id74" presentation:style-name="a352" draw:name="Text Placeholder 2" svg:x="4.83333in" svg:y="5.85641in" svg:width="4.34667in" svg:height="1in" presentation:class="outline" presentation:placeholder="false">
        <draw:text-box>
          <text:list text:style-name="a351">
            <text:list-item>
              <text:p text:style-name="a350" text:class-names="" text:cond-style-name=""><text:span text:style-name="a349" text:class-names="">Click to edit Master text styles</text:span></text:p>
            </text:list-item>
          </text:list>
        </draw:text-box>
        <svg:title/>
        <svg:desc/>
      </draw:frame>
      <draw:frame draw:id="id75" presentation:style-name="a369" draw:name="Content Placeholder 3" svg:x="1in" svg:y="0.3in" svg:width="8.18in" svg:height="5in" presentation:class="object"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8">
            <text:list-item>
              <text:list text:style-name="a368">
                <text:list-item>
                  <text:list text:style-name="a368">
                    <text:list-item>
                      <text:list text:style-name="a368">
                        <text:list-item>
                          <text:list text:style-name="a368">
                            <text:list-item>
                              <text:p text:style-name="a367" text:class-names="" text:cond-style-name=""><text:span text:style-name="a365" text:class-names="">Fifth level</text:span><text:span text:style-name="a366" text:class-names=""/></text:p>
                            </text:list-item>
                          </text:list>
                        </text:list-item>
                      </text:list>
                    </text:list-item>
                  </text:list>
                </text:list-item>
              </text:list>
            </text:list-item>
          </text:list>
        </draw:text-box>
        <svg:title/>
        <svg:desc/>
      </draw:frame>
      <draw:frame draw:id="id76" presentation:style-name="a374" draw:name="Date Placeholder 4" svg:x="7.35677in" svg:y="7.00781in" svg:width="2.1in" svg:height="0.4in" presentation:class="date-time" presentation:placeholder="false">
        <draw:text-box>
          <text:p text:style-name="a373" text:class-names="" text:cond-style-name=""><text:span text:style-name="a370" text:class-names=""><text:date text:fixed="false" style:data-style-name="a371"/></text:span><text:span text:style-name="a372" text:class-names=""/></text:p>
        </draw:text-box>
        <svg:title/>
        <svg:desc/>
      </draw:frame>
      <draw:frame draw:id="id77" presentation:style-name="a377" draw:name="Footer Placeholder 5" svg:x="4.7901in" svg:y="7.00781in" svg:width="2.57074in" svg:height="0.39931in" presentation:class="footer" presentation:placeholder="false">
        <draw:text-box>
          <text:p text:style-name="a376" text:class-names="" text:cond-style-name=""><text:span text:style-name="a375" text:class-names=""/></text:p>
        </draw:text-box>
        <svg:title/>
        <svg:desc/>
      </draw:frame>
      <draw:frame draw:id="id78" presentation:style-name="a381" draw:name="Slide Number Placeholder 6" svg:x="9.45677in" svg:y="7.00781in" svg:width="0.4in" svg:height="0.39931in" presentation:class="page-number" presentation:placeholder="false">
        <draw:text-box>
          <text:p text:style-name="a380" text:class-names="" text:cond-style-name=""><text:span text:style-name="a378" text:class-names=""><text:page-number style:num-format="1" text:fixed="false"/></text:span><text:span text:style-name="a379" text:class-names=""/></text:p>
        </draw:text-box>
        <svg:title/>
        <svg:desc/>
      </draw:frame>
    </style:master-page>
    <style:master-page style:name="Master1-Layout9-picTx-Picture-with-Caption" style:page-layout-name="pageLayout1" draw:style-name="a383">
      <draw:frame draw:id="id79" presentation:style-name="a387" draw:name="Text Placeholder 3" svg:x="1.24807in" svg:y="5.95298in" svg:width="7.83333in" svg:height="0.70892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80" presentation:style-name="a391" draw:name="Picture Placeholder 2" svg:x="0.25in" svg:y="0.20775in" svg:width="9.5in" svg:height="4.8in" presentation:class="graphic" presentation:placeholder="false">
        <draw:text-box>
          <text:p text:style-name="a390" text:class-names="" text:cond-style-name=""><text:span text:style-name="a388" text:class-names="">Click icon to add picture</text:span><text:span text:style-name="a389" text:class-names=""/></text:p>
        </draw:text-box>
        <svg:title/>
        <svg:desc/>
      </draw:frame>
      <draw:frame draw:id="id81" presentation:style-name="a396" draw:name="Date Placeholder 4" svg:x="7.35677in" svg:y="7.00781in" svg:width="2.1in" svg:height="0.4in" presentation:class="date-time" presentation:placeholder="false">
        <draw:text-box>
          <text:p text:style-name="a395" text:class-names="" text:cond-style-name=""><text:span text:style-name="a392" text:class-names=""><text:date text:fixed="false" style:data-style-name="a393"/></text:span><text:span text:style-name="a394" text:class-names=""/></text:p>
        </draw:text-box>
        <svg:title/>
        <svg:desc/>
      </draw:frame>
      <draw:frame draw:id="id82" presentation:style-name="a399" draw:name="Footer Placeholder 5" svg:x="4.7901in" svg:y="7.00781in" svg:width="2.57074in" svg:height="0.39931in" presentation:class="footer" presentation:placeholder="false">
        <draw:text-box>
          <text:p text:style-name="a398" text:class-names="" text:cond-style-name=""><text:span text:style-name="a397" text:class-names=""/></text:p>
        </draw:text-box>
        <svg:title/>
        <svg:desc/>
      </draw:frame>
      <draw:frame draw:id="id83" presentation:style-name="a403" draw:name="Slide Number Placeholder 6" svg:x="9.45677in" svg:y="7.00781in" svg:width="0.4in" svg:height="0.39931in" presentation:class="page-number" presentation:placeholder="false">
        <draw:text-box>
          <text:p text:style-name="a402" text:class-names="" text:cond-style-name=""><text:span text:style-name="a400" text:class-names=""><text:page-number style:num-format="1" text:fixed="false"/></text:span><text:span text:style-name="a401" text:class-names=""/></text:p>
        </draw:text-box>
        <svg:title/>
        <svg:desc/>
      </draw:frame>
      <draw:frame draw:id="id84" presentation:style-name="a407" draw:name="Title 1" svg:x="0.25in" svg:y="5.32056in" svg:width="8.8314in" svg:height="0.61535in" presentation:class="title" presentation:placeholder="false">
        <draw:text-box>
          <text:p text:style-name="a406" text:class-names="" text:cond-style-name=""><text:span text:style-name="a404" text:class-names="">Click to edit Master title style</text:span><text:span text:style-name="a405" text:class-names=""/></text:p>
        </draw:text-box>
        <svg:title/>
        <svg:desc/>
      </draw:frame>
      <draw:custom-shape svg:x="0.54601in" svg:y="6.50146in" svg:width="5.40313in" svg:height="1.0073in" draw:id="id85" draw:style-name="a410" draw:name="Freeform 7">
        <svg:title/>
        <svg:desc/>
        <text:p text:style-name="a409" text:class-names="" text:cond-style-name=""><text:span text:style-name="a408"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86" draw:style-name="a413" draw:name="Freeform 8">
        <svg:title/>
        <svg:desc/>
        <text:p text:style-name="a412" text:class-names="" text:cond-style-name=""><text:span text:style-name="a411"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87" draw:style-name="a417" draw:name="Right Triangle 9">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88" draw:style-name="a418" draw:name="Straight Connector 10">
        <svg:title/>
        <svg:desc/>
      </draw:connector>
      <draw:custom-shape svg:x="9.47519in" svg:y="5.45542in" svg:width="0.2in" svg:height="0.25in" draw:id="id89" draw:style-name="a422" draw:name="Chevron 11">
        <svg:title/>
        <svg:desc/>
        <text:p text:style-name="a420" text:class-names="" text:cond-style-name=""><text:span text:style-name="a419"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9.27132in" svg:y="5.45542in" svg:width="0.2in" svg:height="0.25in" draw:id="id90" draw:style-name="a426" draw:name="Chevron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style:master-page>
    <style:master-page style:name="Master1-Layout10-vertTx-Title-and-Vertical-Text" style:page-layout-name="pageLayout1" draw:style-name="a427">
      <draw:custom-shape svg:x="0.54601in" svg:y="6.50146in" svg:width="5.40313in" svg:height="1.0073in" draw:id="id91" draw:layer="Master1-bg" draw:style-name="a430" draw:name="Freeform 6">
        <svg:title/>
        <svg:desc/>
        <text:p text:style-name="a429" text:class-names="" text:cond-style-name=""><text:span text:style-name="a428"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92" draw:layer="Master1-bg" draw:style-name="a433" draw:name="Freeform 7">
        <svg:title/>
        <svg:desc/>
        <text:p text:style-name="a432" text:class-names="" text:cond-style-name=""><text:span text:style-name="a431"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93" draw:layer="Master1-bg" draw:style-name="a437" draw:name="Right Triangle 8">
        <svg:title/>
        <svg:desc/>
        <text:p text:style-name="a435" text:class-names="" text:cond-style-name=""><text:span text:style-name="a43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94" draw:layer="Master1-bg" draw:style-name="a438" draw:name="Straight Connector 9">
        <svg:title/>
        <svg:desc/>
      </draw:connector>
      <draw:frame draw:id="id95" presentation:style-name="a442" draw:name="Title 1" svg:x="0.5in" svg:y="0.30035in" svg:width="9in" svg:height="1.25in" presentation:class="title" presentation:placeholder="false">
        <draw:text-box>
          <text:p text:style-name="a441" text:class-names="" text:cond-style-name=""><text:span text:style-name="a439" text:class-names="">Click to edit Master title style</text:span><text:span text:style-name="a440" text:class-names=""/></text:p>
        </draw:text-box>
        <svg:title/>
        <svg:desc/>
      </draw:frame>
      <draw:frame draw:id="id96" presentation:style-name="a459" draw:name="Vertical Text Placeholder 2" svg:x="0.5in" svg:y="1.62in" svg:width="9in" svg:height="4.79667in" presentation:class="outline" presentation:placeholder="false">
        <draw:text-box>
          <text:list text:style-name="a445">
            <text:list-item>
              <text:p text:style-name="a444" text:class-names="" text:cond-style-name=""><text:span text:style-name="a443" text:class-names="">Click to edit Master text styles</text:span></text:p>
            </text:list-item>
          </text:list>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7" presentation:style-name="a464" draw:name="Date Placeholder 3" svg:x="7.35677in" svg:y="7.00781in" svg:width="2.1in" svg:height="0.4in" presentation:class="date-time" presentation:placeholder="false">
        <draw:text-box>
          <text:p text:style-name="a463" text:class-names="" text:cond-style-name=""><text:span text:style-name="a460" text:class-names=""><text:date text:fixed="false" style:data-style-name="a461"/></text:span><text:span text:style-name="a462" text:class-names=""/></text:p>
        </draw:text-box>
        <svg:title/>
        <svg:desc/>
      </draw:frame>
      <draw:frame draw:id="id98" presentation:style-name="a467" draw:name="Footer Placeholder 4" svg:x="4.7901in" svg:y="7.00781in" svg:width="2.57074in" svg:height="0.39931in" presentation:class="footer" presentation:placeholder="false">
        <draw:text-box>
          <text:p text:style-name="a466" text:class-names="" text:cond-style-name=""><text:span text:style-name="a465" text:class-names=""/></text:p>
        </draw:text-box>
        <svg:title/>
        <svg:desc/>
      </draw:frame>
      <draw:frame draw:id="id99" presentation:style-name="a471" draw:name="Slide Number Placeholder 5" svg:x="9.45677in" svg:y="7.00781in" svg:width="0.4in" svg:height="0.39931in" presentation:class="page-number" presentation:placeholder="false">
        <draw:text-box>
          <text:p text:style-name="a470" text:class-names="" text:cond-style-name=""><text:span text:style-name="a468" text:class-names=""><text:page-number style:num-format="1" text:fixed="false"/></text:span><text:span text:style-name="a469" text:class-names=""/></text:p>
        </draw:text-box>
        <svg:title/>
        <svg:desc/>
      </draw:frame>
    </style:master-page>
    <style:master-page style:name="Master1-Layout11-vertTitleAndTx-Vertical-Title-and-Text" style:page-layout-name="pageLayout1" draw:style-name="a472">
      <draw:custom-shape svg:x="0.54601in" svg:y="6.50146in" svg:width="5.40313in" svg:height="1.0073in" draw:id="id100" draw:layer="Master1-bg" draw:style-name="a475" draw:name="Freeform 6">
        <svg:title/>
        <svg:desc/>
        <text:p text:style-name="a474" text:class-names="" text:cond-style-name=""><text:span text:style-name="a473" text:class-names=""/></text:p>
        <draw:enhanced-geometry xmlns:dr3d="urn:oasis:names:tc:opendocument:xmlns:dr3d:1.0" draw:type="non-primitive" svg:viewBox="0 0 7485 337" draw:enhanced-path="M 0 2 L 7485 337 5558 337 1 0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85"/>
          <draw:equation draw:name="f7" draw:formula="?f4 / 337"/>
          <draw:equation draw:name="f8" draw:formula="0 / ?f6"/>
          <draw:equation draw:name="f9" draw:formula="0 / ?f7"/>
          <draw:equation draw:name="f10" draw:formula="5760 / ?f6"/>
          <draw:equation draw:name="f11" draw:formula="528 / ?f7"/>
          <draw:equation draw:name="f12" draw:formula="48 / ?f6"/>
          <draw:equation draw:name="f13" draw:formula="7485 / ?f6"/>
          <draw:equation draw:name="f14" draw:formula="337 / ?f7"/>
        </draw:enhanced-geometry>
      </draw:custom-shape>
      <draw:custom-shape svg:x="0.53119in" svg:y="6.49498in" svg:width="4.03593in" svg:height="1.02083in" draw:id="id101" draw:layer="Master1-bg" draw:style-name="a478" draw:name="Freeform 7">
        <svg:title/>
        <svg:desc/>
        <text:p text:style-name="a477" text:class-names="" text:cond-style-name=""><text:span text:style-name="a476" text:class-names=""/></text:p>
        <draw:enhanced-geometry xmlns:dr3d="urn:oasis:names:tc:opendocument:xmlns:dr3d:1.0" draw:type="non-primitive" svg:viewBox="0 0 5591 588" draw:enhanced-path="M 0 0 L 5591 585 4415 588 12 4 N" draw:text-areas="?f8 ?f9 ?f13 ?f14" draw:glue-points="?f8 ?f9 ?f10 ?f9 ?f10 ?f11 ?f12 ?f9" draw:glue-point-leaving-directions="-90, -90, -90, -90" draw:modifiers="0 0 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1"/>
          <draw:equation draw:name="f7" draw:formula="?f4 / 588"/>
          <draw:equation draw:name="f8" draw:formula="0 / ?f6"/>
          <draw:equation draw:name="f9" draw:formula="0 / ?f7"/>
          <draw:equation draw:name="f10" draw:formula="5760 / ?f6"/>
          <draw:equation draw:name="f11" draw:formula="528 / ?f7"/>
          <draw:equation draw:name="f12" draw:formula="48 / ?f6"/>
          <draw:equation draw:name="f13" draw:formula="5591 / ?f6"/>
          <draw:equation draw:name="f14" draw:formula="588 / ?f7"/>
        </draw:enhanced-geometry>
      </draw:custom-shape>
      <draw:custom-shape svg:x="-0.00661in" svg:y="6.33339in" svg:width="3.72082in" svg:height="1.18205in" draw:id="id102" draw:layer="Master1-bg" draw:style-name="a482" draw:name="Right Triangle 8">
        <svg:title/>
        <svg:desc/>
        <text:p text:style-name="a480" text:class-names="" text:cond-style-name=""><text:span text:style-name="a479"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onnector draw:type="line" svg:x1="-0.0101in" svg:y1="6.32955in" svg:x2="3.71421in" svg:y2="7.51544in" draw:id="id103" draw:layer="Master1-bg" draw:style-name="a483" draw:name="Straight Connector 9">
        <svg:title/>
        <svg:desc/>
      </draw:connector>
      <draw:frame draw:id="id104" presentation:style-name="a487" draw:name="Vertical Title 1" svg:x="7.4847in" svg:y="0.30035in" svg:width="1.94386in" svg:height="6.11632in" presentation:class="title" presentation:placeholder="false">
        <draw:text-box>
          <text:p text:style-name="a486" text:class-names="" text:cond-style-name=""><text:span text:style-name="a484" text:class-names="">Click to edit Master title style</text:span><text:span text:style-name="a485" text:class-names=""/></text:p>
        </draw:text-box>
        <svg:title/>
        <svg:desc/>
      </draw:frame>
      <draw:frame draw:id="id105" presentation:style-name="a504" draw:name="Vertical Text Placeholder 2" svg:x="0.5in" svg:y="0.30035in" svg:width="6.91667in" svg:height="6.11632in" presentation:class="outline" presentation:placeholder="false">
        <draw:text-box>
          <text:list text:style-name="a490">
            <text:list-item>
              <text:p text:style-name="a489" text:class-names="" text:cond-style-name=""><text:span text:style-name="a488" text:class-names="">Click to edit Master text styles</text:span></text:p>
            </text:list-item>
          </text:list>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3">
            <text:list-item>
              <text:list text:style-name="a503">
                <text:list-item>
                  <text:list text:style-name="a503">
                    <text:list-item>
                      <text:list text:style-name="a503">
                        <text:list-item>
                          <text:list text:style-name="a503">
                            <text:list-item>
                              <text:p text:style-name="a502" text:class-names="" text:cond-style-name=""><text:span text:style-name="a500" text:class-names="">Fifth level</text:span><text:span text:style-name="a501" text:class-names=""/></text:p>
                            </text:list-item>
                          </text:list>
                        </text:list-item>
                      </text:list>
                    </text:list-item>
                  </text:list>
                </text:list-item>
              </text:list>
            </text:list-item>
          </text:list>
        </draw:text-box>
        <svg:title/>
        <svg:desc/>
      </draw:frame>
      <draw:frame draw:id="id106" presentation:style-name="a509" draw:name="Date Placeholder 3" svg:x="7.35677in" svg:y="7.00781in" svg:width="2.1in" svg:height="0.4in" presentation:class="date-time" presentation:placeholder="false">
        <draw:text-box>
          <text:p text:style-name="a508" text:class-names="" text:cond-style-name=""><text:span text:style-name="a505" text:class-names=""><text:date text:fixed="false" style:data-style-name="a506"/></text:span><text:span text:style-name="a507" text:class-names=""/></text:p>
        </draw:text-box>
        <svg:title/>
        <svg:desc/>
      </draw:frame>
      <draw:frame draw:id="id107" presentation:style-name="a512" draw:name="Footer Placeholder 4" svg:x="4.7901in" svg:y="7.00781in" svg:width="2.57074in" svg:height="0.39931in" presentation:class="footer" presentation:placeholder="false">
        <draw:text-box>
          <text:p text:style-name="a511" text:class-names="" text:cond-style-name=""><text:span text:style-name="a510" text:class-names=""/></text:p>
        </draw:text-box>
        <svg:title/>
        <svg:desc/>
      </draw:frame>
      <draw:frame draw:id="id108" presentation:style-name="a516" draw:name="Slide Number Placeholder 5" svg:x="9.45677in" svg:y="7.00781in" svg:width="0.4in" svg:height="0.39931in" presentation:class="page-number" presentation:placeholder="false">
        <draw:text-box>
          <text:p text:style-name="a515" text:class-names="" text:cond-style-name=""><text:span text:style-name="a513" text:class-names=""><text:page-number style:num-format="1" text:fixed="false"/></text:span><text:span text:style-name="a51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Raspberry Pie &amp; Myo</dc:title>
    <meta:initial-creator>aaron flanagan</meta:initial-creator>
    <dc:creator>aaron flanagan</dc:creator>
    <meta:creation-date>2016-04-15T09:15:30Z</meta:creation-date>
    <dc:date>2016-04-15T09:49:52Z</dc:date>
    <meta:template xlink:href="Concourse" xlink:type="simple"/>
    <meta:editing-cycles>1</meta:editing-cycles>
    <meta:editing-duration>PT602S</meta:editing-duration>
    <meta:document-statistic meta:paragraph-count="46" meta:word-count="215"/>
  </office:meta>
</office:document-meta>
</file>